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30000002D266E96D6A9BAF6A5.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3.5819in" table:align="left"/>
    </style:style>
    <style:style style:name="Table1.A" style:family="table-column">
      <style:table-column-properties style:column-width="0.0972in"/>
    </style:style>
    <style:style style:name="Table1.B" style:family="table-column">
      <style:table-column-properties style:column-width="3.4847in"/>
    </style:style>
    <style:style style:name="Table1.A1" style:family="table-cell">
      <style:table-cell-properties style:vertical-align="middle"/>
    </style:style>
    <style:style style:name="Table2" style:family="table">
      <style:table-properties style:width="2.7569in" table:align="left"/>
    </style:style>
    <style:style style:name="Table2.A" style:family="table-column">
      <style:table-column-properties style:column-width="1.9396in"/>
    </style:style>
    <style:style style:name="Table2.B" style:family="table-column">
      <style:table-column-properties style:column-width="0.8174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2264in"/>
    </style:style>
    <style:style style:name="Table3.B" style:family="table-column">
      <style:table-column-properties style:column-width="5.6986in"/>
    </style:style>
    <style:style style:name="Table3.A1" style:family="table-cell">
      <style:table-cell-properties style:vertical-align="middle" fo:padding="0.0194in" fo:border="none"/>
    </style:style>
    <style:style style:name="Table4" style:family="table">
      <style:table-properties style:width="1.8778in" table:align="left"/>
    </style:style>
    <style:style style:name="Table4.A" style:family="table-column">
      <style:table-column-properties style:column-width="0.0972in"/>
    </style:style>
    <style:style style:name="Table4.B" style:family="table-column">
      <style:table-column-properties style:column-width="1.7806in"/>
    </style:style>
    <style:style style:name="Table4.A1" style:family="table-cell">
      <style:table-cell-properties style:vertical-align="middle"/>
    </style:style>
    <style:style style:name="Table5" style:family="table">
      <style:table-properties style:width="6.925in" table:align="left"/>
    </style:style>
    <style:style style:name="Table5.A" style:family="table-column">
      <style:table-column-properties style:column-width="1.4215in"/>
    </style:style>
    <style:style style:name="Table5.B" style:family="table-column">
      <style:table-column-properties style:column-width="5.5035in"/>
    </style:style>
    <style:style style:name="Table5.A1" style:family="table-cell">
      <style:table-cell-properties style:vertical-align="middle" fo:padding="0.0194in" fo:border="none"/>
    </style:style>
    <style:style style:name="Table6" style:family="table">
      <style:table-properties style:width="5.7153in" table:align="left"/>
    </style:style>
    <style:style style:name="Table6.A" style:family="table-column">
      <style:table-column-properties style:column-width="0.0972in"/>
    </style:style>
    <style:style style:name="Table6.B" style:family="table-column">
      <style:table-column-properties style:column-width="5.6181in"/>
    </style:style>
    <style:style style:name="Table6.A1" style:family="table-cell">
      <style:table-cell-properties style:vertical-align="middle"/>
    </style:style>
    <style:style style:name="Table7" style:family="table">
      <style:table-properties style:width="5.5944in" table:align="left"/>
    </style:style>
    <style:style style:name="Table7.A" style:family="table-column">
      <style:table-column-properties style:column-width="0.1806in"/>
    </style:style>
    <style:style style:name="Table7.B" style:family="table-column">
      <style:table-column-properties style:column-width="5.4139in"/>
    </style:style>
    <style:style style:name="Table7.A1" style:family="table-cell">
      <style:table-cell-properties style:vertical-align="middle"/>
    </style:style>
    <style:style style:name="Table8" style:family="table">
      <style:table-properties style:width="6.5278in" table:align="left"/>
    </style:style>
    <style:style style:name="Table8.A" style:family="table-column">
      <style:table-column-properties style:column-width="0.1806in"/>
    </style:style>
    <style:style style:name="Table8.B" style:family="table-column">
      <style:table-column-properties style:column-width="6.3472in"/>
    </style:style>
    <style:style style:name="Table8.A1" style:family="table-cell">
      <style:table-cell-properties style:vertical-align="middle"/>
    </style:style>
    <style:style style:name="Table9" style:family="table">
      <style:table-properties style:width="3.5694in" table:align="left"/>
    </style:style>
    <style:style style:name="Table9.A" style:family="table-column">
      <style:table-column-properties style:column-width="0.1806in"/>
    </style:style>
    <style:style style:name="Table9.B" style:family="table-column">
      <style:table-column-properties style:column-width="3.3889in"/>
    </style:style>
    <style:style style:name="Table9.A1" style:family="table-cell">
      <style:table-cell-properties style:vertical-align="middle"/>
    </style:style>
    <style:style style:name="Table10" style:family="table">
      <style:table-properties style:width="6.925in" table:align="left"/>
    </style:style>
    <style:style style:name="Table10.A" style:family="table-column">
      <style:table-column-properties style:column-width="0.1806in"/>
    </style:style>
    <style:style style:name="Table10.B" style:family="table-column">
      <style:table-column-properties style:column-width="6.7444in"/>
    </style:style>
    <style:style style:name="Table10.A1" style:family="table-cell">
      <style:table-cell-properties style:vertical-align="middle"/>
    </style:style>
    <style:style style:name="Table11" style:family="table">
      <style:table-properties style:width="5.0028in" table:align="left"/>
    </style:style>
    <style:style style:name="Table11.A" style:family="table-column">
      <style:table-column-properties style:column-width="0.1806in"/>
    </style:style>
    <style:style style:name="Table11.B" style:family="table-column">
      <style:table-column-properties style:column-width="4.8222in"/>
    </style:style>
    <style:style style:name="Table11.A1" style:family="table-cell">
      <style:table-cell-properties style:vertical-align="middle"/>
    </style:style>
    <style:style style:name="Table12" style:family="table">
      <style:table-properties style:width="4.2028in" table:align="left"/>
    </style:style>
    <style:style style:name="Table12.A" style:family="table-column">
      <style:table-column-properties style:column-width="0.0972in"/>
    </style:style>
    <style:style style:name="Table12.B" style:family="table-column">
      <style:table-column-properties style:column-width="4.1056in"/>
    </style:style>
    <style:style style:name="Table12.A1" style:family="table-cell">
      <style:table-cell-properties style:vertical-align="middle"/>
    </style:style>
    <style:style style:name="Table13" style:family="table">
      <style:table-properties style:width="6.925in" table:align="left"/>
    </style:style>
    <style:style style:name="Table13.A" style:family="table-column">
      <style:table-column-properties style:column-width="0.766in"/>
    </style:style>
    <style:style style:name="Table13.B" style:family="table-column">
      <style:table-column-properties style:column-width="4.991in"/>
    </style:style>
    <style:style style:name="Table13.C" style:family="table-column">
      <style:table-column-properties style:column-width="1.1681in"/>
    </style:style>
    <style:style style:name="Table13.A1" style:family="table-cell">
      <style:table-cell-properties style:vertical-align="middle" fo:padding="0.0194in" fo:border="none"/>
    </style:style>
    <style:style style:name="Table14" style:family="table">
      <style:table-properties style:width="2.2736in" table:align="left"/>
    </style:style>
    <style:style style:name="Table14.A" style:family="table-column">
      <style:table-column-properties style:column-width="0.0972in"/>
    </style:style>
    <style:style style:name="Table14.B" style:family="table-column">
      <style:table-column-properties style:column-width="2.1764in"/>
    </style:style>
    <style:style style:name="Table14.A1" style:family="table-cell">
      <style:table-cell-properties style:vertical-align="middle"/>
    </style:style>
    <style:style style:name="Table15" style:family="table">
      <style:table-properties style:width="3.8528in" table:align="left"/>
    </style:style>
    <style:style style:name="Table15.A" style:family="table-column">
      <style:table-column-properties style:column-width="0.0972in"/>
    </style:style>
    <style:style style:name="Table15.B" style:family="table-column">
      <style:table-column-properties style:column-width="3.7556in"/>
    </style:style>
    <style:style style:name="Table15.A1" style:family="table-cell">
      <style:table-cell-properties style:vertical-align="middle"/>
    </style:style>
    <style:style style:name="Table16" style:family="table">
      <style:table-properties style:width="4.8736in" table:align="left"/>
    </style:style>
    <style:style style:name="Table16.A" style:family="table-column">
      <style:table-column-properties style:column-width="0.0972in"/>
    </style:style>
    <style:style style:name="Table16.B" style:family="table-column">
      <style:table-column-properties style:column-width="4.7764in"/>
    </style:style>
    <style:style style:name="Table16.A1" style:family="table-cell">
      <style:table-cell-properties style:vertical-align="middle"/>
    </style:style>
    <style:style style:name="Table17" style:family="table">
      <style:table-properties style:width="2.934in" table:align="left"/>
    </style:style>
    <style:style style:name="Table17.A" style:family="table-column">
      <style:table-column-properties style:column-width="1.0639in"/>
    </style:style>
    <style:style style:name="Table17.B" style:family="table-column">
      <style:table-column-properties style:column-width="1.0528in"/>
    </style:style>
    <style:style style:name="Table17.C" style:family="table-column">
      <style:table-column-properties style:column-width="0.8174in"/>
    </style:style>
    <style:style style:name="Table17.A1" style:family="table-cell">
      <style:table-cell-properties style:vertical-align="middle" fo:padding="0.0194in" fo:border="none"/>
    </style:style>
    <style:style style:name="Table18" style:family="table">
      <style:table-properties style:width="6.5569in" table:align="left"/>
    </style:style>
    <style:style style:name="Table18.A" style:family="table-column">
      <style:table-column-properties style:column-width="0.1806in"/>
    </style:style>
    <style:style style:name="Table18.B" style:family="table-column">
      <style:table-column-properties style:column-width="6.3764in"/>
    </style:style>
    <style:style style:name="Table18.A1" style:family="table-cell">
      <style:table-cell-properties style:vertical-align="middle"/>
    </style:style>
    <style:style style:name="Table19" style:family="table">
      <style:table-properties style:width="5.8007in" table:align="left"/>
    </style:style>
    <style:style style:name="Table19.A" style:family="table-column">
      <style:table-column-properties style:column-width="0.7868in"/>
    </style:style>
    <style:style style:name="Table19.B" style:family="table-column">
      <style:table-column-properties style:column-width="1.7292in"/>
    </style:style>
    <style:style style:name="Table19.C" style:family="table-column">
      <style:table-column-properties style:column-width="3.2847in"/>
    </style:style>
    <style:style style:name="Table19.A1" style:family="table-cell">
      <style:table-cell-properties style:vertical-align="middle" fo:padding="0.0194in" fo:border="none"/>
    </style:style>
    <style:style style:name="Table20" style:family="table">
      <style:table-properties style:width="6.925in" table:align="left"/>
    </style:style>
    <style:style style:name="Table20.A" style:family="table-column">
      <style:table-column-properties style:column-width="0.1806in"/>
    </style:style>
    <style:style style:name="Table20.B" style:family="table-column">
      <style:table-column-properties style:column-width="6.7444in"/>
    </style:style>
    <style:style style:name="Table20.A1" style:family="table-cell">
      <style:table-cell-properties style:vertical-align="middle"/>
    </style:style>
    <style:style style:name="Table21" style:family="table">
      <style:table-properties style:width="5.5278in" table:align="left"/>
    </style:style>
    <style:style style:name="Table21.A" style:family="table-column">
      <style:table-column-properties style:column-width="1.2021in"/>
    </style:style>
    <style:style style:name="Table21.B" style:family="table-column">
      <style:table-column-properties style:column-width="0.6743in"/>
    </style:style>
    <style:style style:name="Table21.C" style:family="table-column">
      <style:table-column-properties style:column-width="3.6514in"/>
    </style:style>
    <style:style style:name="Table21.A1" style:family="table-cell">
      <style:table-cell-properties style:vertical-align="middle" fo:padding="0.0194in" fo:border="none"/>
    </style:style>
    <style:style style:name="Table22" style:family="table">
      <style:table-properties style:width="5.3in" table:align="left"/>
    </style:style>
    <style:style style:name="Table22.A" style:family="table-column">
      <style:table-column-properties style:column-width="1.3049in"/>
    </style:style>
    <style:style style:name="Table22.B" style:family="table-column">
      <style:table-column-properties style:column-width="0.7646in"/>
    </style:style>
    <style:style style:name="Table22.C" style:family="table-column">
      <style:table-column-properties style:column-width="3.2306in"/>
    </style:style>
    <style:style style:name="Table22.A1" style:family="table-cell">
      <style:table-cell-properties style:vertical-align="middle" fo:padding="0.0194in" fo:border="none"/>
    </style:style>
    <style:style style:name="Table23" style:family="table">
      <style:table-properties style:width="3.7194in" table:align="left"/>
    </style:style>
    <style:style style:name="Table23.A" style:family="table-column">
      <style:table-column-properties style:column-width="0.7868in"/>
    </style:style>
    <style:style style:name="Table23.B" style:family="table-column">
      <style:table-column-properties style:column-width="0.7396in"/>
    </style:style>
    <style:style style:name="Table23.C" style:family="table-column">
      <style:table-column-properties style:column-width="2.193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0.1806in"/>
    </style:style>
    <style:style style:name="Table24.B" style:family="table-column">
      <style:table-column-properties style:column-width="6.7444in"/>
    </style:style>
    <style:style style:name="Table24.A1" style:family="table-cell">
      <style:table-cell-properties style:vertical-align="middle"/>
    </style:style>
    <style:style style:name="Table25" style:family="table">
      <style:table-properties style:width="2.1819in" table:align="left"/>
    </style:style>
    <style:style style:name="Table25.A" style:family="table-column">
      <style:table-column-properties style:column-width="0.0972in"/>
    </style:style>
    <style:style style:name="Table25.B" style:family="table-column">
      <style:table-column-properties style:column-width="2.0847in"/>
    </style:style>
    <style:style style:name="Table25.A1" style:family="table-cell">
      <style:table-cell-properties style:vertical-align="middle"/>
    </style:style>
    <style:style style:name="Table26" style:family="table">
      <style:table-properties style:width="4.4257in" table:align="left"/>
    </style:style>
    <style:style style:name="Table26.A" style:family="table-column">
      <style:table-column-properties style:column-width="1.0563in"/>
    </style:style>
    <style:style style:name="Table26.B" style:family="table-column">
      <style:table-column-properties style:column-width="3.3694in"/>
    </style:style>
    <style:style style:name="Table26.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paragraph-properties fo:margin-top="0in" fo:margin-bottom="0in" loext:contextual-spacing="false"/>
    </style:style>
    <style:style style:name="P12" style:family="paragraph" style:parent-style-name="Text_20_body" style:list-style-name="L1">
      <style:paragraph-properties fo:margin-top="0in" fo:margin-bottom="0in" loext:contextual-spacing="false"/>
    </style:style>
    <style:style style:name="P13" style:family="paragraph" style:parent-style-name="Text_20_body" style:list-style-name="L2">
      <style:paragraph-properties fo:margin-top="0in" fo:margin-bottom="0in" loext:contextual-spacing="false"/>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list-style-name="L4">
      <style:paragraph-properties fo:margin-top="0in" fo:margin-bottom="0in" loext:contextual-spacing="false"/>
    </style:style>
    <style:style style:name="P16" style:family="paragraph" style:parent-style-name="Text_20_body" style:list-style-name="L5">
      <style:paragraph-properties fo:margin-top="0in" fo:margin-bottom="0in" loext:contextual-spacing="false"/>
    </style:style>
    <style:style style:name="P17" style:family="paragraph" style:parent-style-name="Text_20_body" style:list-style-name="L6">
      <style:paragraph-properties fo:margin-top="0in" fo:margin-bottom="0in" loext:contextual-spacing="false"/>
    </style:style>
    <style:style style:name="P18" style:family="paragraph" style:parent-style-name="Text_20_body" style:list-style-name="L7">
      <style:paragraph-properties fo:margin-top="0in" fo:margin-bottom="0in" loext:contextual-spacing="false"/>
    </style:style>
    <style:style style:name="P19" style:family="paragraph" style:parent-style-name="Text_20_body" style:list-style-name="L8">
      <style:paragraph-properties fo:margin-top="0in" fo:margin-bottom="0in" loext:contextual-spacing="false"/>
    </style:style>
    <style:style style:name="P20" style:family="paragraph" style:parent-style-name="Text_20_body" style:list-style-name="L9">
      <style:paragraph-properties fo:margin-top="0in" fo:margin-bottom="0in" loext:contextual-spacing="false"/>
    </style:style>
    <style:style style:name="P21" style:family="paragraph" style:parent-style-name="Text_20_body" style:list-style-name="L10">
      <style:paragraph-properties fo:margin-top="0in" fo:margin-bottom="0in" loext:contextual-spacing="false"/>
    </style:style>
    <style:style style:name="P22" style:family="paragraph" style:parent-style-name="Table_20_Contents">
      <style:text-properties fo:font-weight="bold"/>
    </style:style>
    <style:style style:name="P23" style:family="paragraph" style:parent-style-name="Table_20_Contents">
      <style:text-properties fo:font-size="2pt" style:font-size-asian="2pt" style:font-size-complex="2pt"/>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virtual.uagrm.edu.bo/pregrado/mod/lesson/continue.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virtual.uagrm.edu.bo/pregrado/mod/lesson/continue.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virtual.uagrm.edu.bo/pregrado/mod/lesson/continu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8043121321_203"/>4. Potenciacion Servidor Web</text:h>
      <text:h text:style-name="Heading_20_3" text:outline-level="3"><text:bookmark text:name="yui_3_17_2_1_1478043121321_200"/>Variables</text:h>
      <text:h text:style-name="Heading_20_2" text:outline-level="2">Variables</text:h>
      <text:p text:style-name="Text_20_body">Las variables en PHP no necesitan, a diferencia de otros lenguajes de programación ser declaradas específicamente dado que cuando a una variable se le asigna un valor esta se inicializa en forma automá;tica determinando la cantidad de memoria necesaria para dicha variable.</text:p>
      <text:p text:style-name="Text_20_body">Los nombres de las variables van precedidas del signo '<text:span text:style-name="T1">$</text:span>'. Los nombres de las variables son sensibles al uso de las mayúsculas y minúsculas. De tal forma que la sintaxis correcta es:</text:p>
      <text:p text:style-name="Text_20_body"><text:span text:style-name="T1">$nombreVariable</text:span> = <text:span text:style-name="T1">valor</text:span>;</text:p>
      <text:p text:style-name="Text_20_body">Por ejemplo, las siguientes asignaciones serían perfectamente validas</text:p>
      <text:section text:style-name="Sect1" text:name="highlighter_88566">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able:table-cell>
            <table:table-cell table:style-name="Table1.A1" office:value-type="string">
              <text:p text:style-name="Table_20_Contents"><text:span text:style-name="Source_20_Text">$miNovia</text:span> <text:span text:style-name="Source_20_Text">= 'Gabriela Vergara &lt;br&gt;';</text:span></text:p>
              <text:p text:style-name="Table_20_Contents"><text:span text:style-name="Source_20_Text">$nacio</text:span> <text:span text:style-name="Source_20_Text">= 'Caracas, Venezuela&lt;br&gt;';</text:span></text:p>
              <text:p text:style-name="Table_20_Contents"><text:span text:style-name="Source_20_Text">$cumple</text:span> <text:span text:style-name="Source_20_Text">= '29 de Mayo &lt;br&gt;';</text:span></text:p>
              <text:p text:style-name="Table_20_Contents"><text:span text:style-name="Source_20_Text">$signo</text:span> <text:span text:style-name="Source_20_Text">= 'Géminis &lt;br&gt;'</text:span></text:p>
            </table:table-cell>
          </table:table-row>
        </table:table>
      </text:section>
      <text:p text:style-name="Text_20_body">El nombre de una variable también se conoce como identificador y debe cumplir las siguientes normas:</text:p>
      <text:list xml:id="list2301662592244327668" text:style-name="L1">
        <text:list-item>
          <text:p text:style-name="P12">Sólo puede estar formada por <text:span text:style-name="T1">letras</text:span> y <text:span text:style-name="T1">números</text:span> y los símbolos (<text:span text:style-name="T1">$</text:span> dólar y <text:span text:style-name="T1">_</text:span> guión bajo). </text:p>
        </text:list-item>
        <text:list-item>
          <text:p text:style-name="P1">El primer cará;cter del nombre del identificador o varible debe ser estrictamente el signo de dólar. </text:p>
        </text:list-item>
      </text:list>
      <text:h text:style-name="Heading_20_3" text:outline-level="3">Tipos de datos</text:h>
      <text:p text:style-name="Text_20_body">PHP soporta los siguientes tipos y son definidos en tiempo de ejecución</text:p>
      <text:list xml:id="list1056248201710971505" text:style-name="L2">
        <text:list-item>
          <text:p text:style-name="P13"><text:span text:style-name="T1">integer</text:span>. Son datos de tipo numérico entero </text:p>
        </text:list-item>
        <text:list-item>
          <text:p text:style-name="P13"><text:span text:style-name="T1">double</text:span>. Datos numéricos en coma flotante ( manejo de decimales) </text:p>
        </text:list-item>
        <text:list-item>
          <text:p text:style-name="P13"><text:span text:style-name="T1">string</text:span>. Cadenas alfanuméricas. </text:p>
        </text:list-item>
        <text:list-item>
          <text:p text:style-name="P13"><text:span text:style-name="T1">boolean</text:span>. Valores de tipo Verdadero o Falso como resultado de evaluar una condición, estado de una variable, etc. </text:p>
        </text:list-item>
        <text:list-item>
          <text:p text:style-name="P13"><text:span text:style-name="T1">array</text:span>. Matrices </text:p>
        </text:list-item>
        <text:list-item>
          <text:p text:style-name="P13"><text:span text:style-name="T1">object</text:span>. Estructuras complejas de datos. </text:p>
        </text:list-item>
        <text:list-item>
          <text:p text:style-name="P13"><text:span text:style-name="T1">class</text:span>. Moldes mediante los cuales se crean los objetos </text:p>
        </text:list-item>
        <text:list-item>
          <text:p text:style-name="P13"><text:span text:style-name="T1">unknown type</text:span>. Tipo desconocido </text:p>
        </text:list-item>
        <text:list-item>
          <text:p text:style-name="P2"><text:span text:style-name="T1">NULL</text:span>.Es el tipo de una variable a la que aún no se le asigna valor alguno. </text:p>
        </text:list-item>
      </text:list>
      <text:p text:style-name="Text_20_body">Para forzar una variable a un tipo concreto use la función <text:span text:style-name="T1">settype()</text:span></text:p>
      <text:p text:style-name="Text_20_body"><text:soft-page-break/>Dado que las variables no se declaran, el tipo se adquiere en tiempo de ejecución al tipo que usted quiera. Dependiendo de la información que contenga, una variable puede ser considerada de uno u otro tipo:</text:p>
      <text:h text:style-name="Heading_20_4" text:outline-level="4">Ejemplos:</text:h>
      <table:table table:name="Table2" table:style-name="Table2">
        <table:table-column table:style-name="Table2.A"/>
        <table:table-column table:style-name="Table2.B"/>
        <table:table-header-rows>
          <table:table-row>
            <table:table-cell table:style-name="Table2.A1" office:value-type="string">
              <text:p text:style-name="Table_20_Heading">Expresión</text:p>
            </table:table-cell>
            <table:table-cell table:style-name="Table2.A1" office:value-type="string">
              <text:p text:style-name="Table_20_Heading">Resultado</text:p>
            </table:table-cell>
          </table:table-row>
        </table:table-header-rows>
        <table:table-row>
          <table:table-cell table:style-name="Table2.A1" office:value-type="string">
            <text:p text:style-name="Table_20_Contents">$algo = 1 + 5;</text:p>
          </table:table-cell>
          <table:table-cell table:style-name="Table2.A1" office:value-type="string">
            <text:p text:style-name="Table_20_Contents">6</text:p>
          </table:table-cell>
        </table:table-row>
        <table:table-row>
          <table:table-cell table:style-name="Table2.A1" office:value-type="string">
            <text:p text:style-name="Table_20_Contents">$algo = 1 + '5';</text:p>
          </table:table-cell>
          <table:table-cell table:style-name="Table2.A1" office:value-type="string">
            <text:p text:style-name="Table_20_Contents">6</text:p>
          </table:table-cell>
        </table:table-row>
        <table:table-row>
          <table:table-cell table:style-name="Table2.A1" office:value-type="string">
            <text:p text:style-name="Table_20_Contents">$algo = 3 + '4 es basura';</text:p>
          </table:table-cell>
          <table:table-cell table:style-name="Table2.A1" office:value-type="string">
            <text:p text:style-name="Table_20_Contents">7!!!</text:p>
          </table:table-cell>
        </table:table-row>
        <table:table-row>
          <table:table-cell table:style-name="Table2.A1" office:value-type="string">
            <text:p text:style-name="Table_20_Contents">$algo = '4 es basura' + 7;</text:p>
          </table:table-cell>
          <table:table-cell table:style-name="Table2.A1" office:value-type="string">
            <text:p text:style-name="Table_20_Contents">11!!!</text:p>
          </table:table-cell>
        </table:table-row>
        <table:table-row>
          <table:table-cell table:style-name="Table2.A1" office:value-type="string">
            <text:p text:style-name="Table_20_Contents">$algo = '4.2 es basura' + 7.2</text:p>
          </table:table-cell>
          <table:table-cell table:style-name="Table2.A1" office:value-type="string">
            <text:p text:style-name="Table_20_Contents">11.4!!!!!</text:p>
          </table:table-cell>
        </table:table-row>
      </table:table>
      <text:p text:style-name="Text_20_body">Las cadenas (<text:span text:style-name="T1">string</text:span>) de caracteres se especifican entre uno de dos tipos de delimitadores (<text:span text:style-name="T1">'</text:span> o <text:span text:style-name="T1">'</text:span>). Encerrada entre doble comillas <text:span text:style-name="T1">'</text:span> es posible emplear los siguientes caracteres especiales.</text:p>
      <text:h text:style-name="Heading_20_4" text:outline-level="4">Caracteres especiales o protegidos</text:h>
      <text:p text:style-name="Text_20_body">Son caracteres de impresión que nos permiten dar formato a un texto</text:p>
      <table:table table:name="Table3" table:style-name="Table3">
        <table:table-column table:style-name="Table3.A"/>
        <table:table-column table:style-name="Table3.B"/>
        <table:table-header-rows>
          <table:table-row>
            <table:table-cell table:style-name="Table3.A1" office:value-type="string">
              <text:p text:style-name="Table_20_Heading">Secuencia</text:p>
            </table:table-cell>
            <table:table-cell table:style-name="Table3.A1" office:value-type="string">
              <text:p text:style-name="Table_20_Heading">Significado</text:p>
            </table:table-cell>
          </table:table-row>
        </table:table-header-rows>
        <table:table-row>
          <table:table-cell table:style-name="Table3.A1" office:value-type="string">
            <text:p text:style-name="Table_20_Contents">\n</text:p>
          </table:table-cell>
          <table:table-cell table:style-name="Table3.A1" office:value-type="string">
            <text:p text:style-name="Table_20_Contents">Nueva línea</text:p>
          </table:table-cell>
        </table:table-row>
        <table:table-row>
          <table:table-cell table:style-name="Table3.A1" office:value-type="string">
            <text:p text:style-name="Table_20_Contents">\r</text:p>
          </table:table-cell>
          <table:table-cell table:style-name="Table3.A1" office:value-type="string">
            <text:p text:style-name="Table_20_Contents">Retorno de carro</text:p>
          </table:table-cell>
        </table:table-row>
        <table:table-row>
          <table:table-cell table:style-name="Table3.A1" office:value-type="string">
            <text:p text:style-name="Table_20_Contents">\t</text:p>
          </table:table-cell>
          <table:table-cell table:style-name="Table3.A1" office:value-type="string">
            <text:p text:style-name="Table_20_Contents">Tabulación horizontal</text:p>
          </table:table-cell>
        </table:table-row>
        <table:table-row>
          <table:table-cell table:style-name="Table3.A1" office:value-type="string">
            <text:p text:style-name="Table_20_Contents">\\</text:p>
          </table:table-cell>
          <table:table-cell table:style-name="Table3.A1" office:value-type="string">
            <text:p text:style-name="Table_20_Contents">Barra invertida</text:p>
          </table:table-cell>
        </table:table-row>
        <table:table-row>
          <table:table-cell table:style-name="Table3.A1" office:value-type="string">
            <text:p text:style-name="Table_20_Contents">\$</text:p>
          </table:table-cell>
          <table:table-cell table:style-name="Table3.A1" office:value-type="string">
            <text:p text:style-name="Table_20_Contents">Signo de dólar</text:p>
          </table:table-cell>
        </table:table-row>
        <table:table-row>
          <table:table-cell table:style-name="Table3.A1" office:value-type="string">
            <text:p text:style-name="Table_20_Contents">\'</text:p>
          </table:table-cell>
          <table:table-cell table:style-name="Table3.A1" office:value-type="string">
            <text:p text:style-name="Table_20_Contents">Comillas dobles</text:p>
          </table:table-cell>
        </table:table-row>
        <table:table-row>
          <table:table-cell table:style-name="Table3.A1" office:value-type="string">
            <text:p text:style-name="Table_20_Contents">\[0-7]{1,3}</text:p>
          </table:table-cell>
          <table:table-cell table:style-name="Table3.A1" office:value-type="string">
            <text:p text:style-name="Table_20_Contents">La secuencia de caracteres que coincide con la expresión regular es un cará;cter en notación octal</text:p>
          </table:table-cell>
        </table:table-row>
        <table:table-row>
          <table:table-cell table:style-name="Table3.A1" office:value-type="string">
            <text:p text:style-name="Table_20_Contents">\x[0-9A-Fa-f]{1,2}</text:p>
          </table:table-cell>
          <table:table-cell table:style-name="Table3.A1" office:value-type="string">
            <text:p text:style-name="Table_20_Contents">La secuencia de caracteres que coincide con la expresión regular es un cará;cter en notación hexadecimal</text:p>
          </table:table-cell>
        </table:table-row>
      </table:table>
      <text:p text:style-name="Text_20_body">Nuevamente, si intenta escapar cualquier otro cará;cter, la barra invertida será; impresa también! Antes de PHP 5.1.1, la barra invertida en \{$var} no venía imprimiéndose.</text:p>
      <text:h text:style-name="Heading_20_3" text:outline-level="3">Variables predefinidas</text:h>
      <text:p text:style-name="Text_20_body">PHP dispone de una gran cantidad de variables que ya está;n definidas, y que tenemos a disposición para usarlas dentro de nuestros script. Para ver todas las variables que tenemos disponibles en nuestro servidor y versión de PHP, es necesario hacer un llamado a la función predefinida <text:span text:style-name="T1">phpinfo()</text:span>.</text:p>
      <text:p text:style-name="Text_20_body">Por ejemplo:</text:p>
      <text:section text:style-name="Sect1" text:name="highlighter_723128">
        <table:table table:name="Table4" table:style-name="Table4">
          <table:table-column table:style-name="Table4.A"/>
          <table:table-column table:style-name="Table4.B"/>
          <table:table-row>
            <table:table-cell table:style-name="Table4.A1" office:value-type="string">
              <text:p text:style-name="Table_20_Contents">1</text:p>
              <text:p text:style-name="Table_20_Contents">2</text:p>
              <text:p text:style-name="Table_20_Contents">3</text:p>
            </table:table-cell>
            <table:table-cell table:style-name="Table4.A1" office:value-type="string">
              <text:p text:style-name="Table_20_Contents"><text:span text:style-name="Source_20_Text">&lt;?php</text:span></text:p>
              <text:p text:style-name="Table_20_Contents"><text:span text:style-name="Source_20_Text">   echo</text:span> <text:span text:style-name="Source_20_Text">phpinfo();</text:span></text:p>
              <text:p text:style-name="Table_20_Contents"><text:span text:style-name="Source_20_Text">?&gt;</text:span></text:p>
            </table:table-cell>
          </table:table-row>
        </table:table>
      </text:section>
      <text:p text:style-name="Text_20_body">Para obtener las variables predifinidas usaremos. <text:span text:style-name="T1">$_SERVER</text:span>. El cual es un array que contiene información, tales como cabeceras, rutas y localizaciones del código. Las entradas en este array son <text:soft-page-break/>creadas por el servidor web. No existe garantía que cada servidor web proporcione todas estas entradas, ya que existen servidores que pueden omitir algunas o proporcionar otras que no se encuentran recogidas aquí. Un gran número de estas variables se encuentran recogidas en » especificación CGI 1.1, así que al menos debe esperar encontrar estas entradas. continuación se presentan algunas de las variables predefinidas. El resto de las variables las puede obtener de la pá;gina resultado del programa anterior.</text:p>
      <table:table table:name="Table5" table:style-name="Table5">
        <table:table-column table:style-name="Table5.A"/>
        <table:table-column table:style-name="Table5.B"/>
        <table:table-header-rows>
          <table:table-row>
            <table:table-cell table:style-name="Table5.A1" office:value-type="string">
              <text:p text:style-name="Table_20_Heading">Indice</text:p>
            </table:table-cell>
            <table:table-cell table:style-name="Table5.A1" office:value-type="string">
              <text:p text:style-name="Table_20_Heading">Descripción</text:p>
            </table:table-cell>
          </table:table-row>
        </table:table-header-rows>
        <table:table-row>
          <table:table-cell table:style-name="Table5.A1" office:value-type="string">
            <text:p text:style-name="Table_20_Contents">'DOCUMENT_ROOT'</text:p>
          </table:table-cell>
          <table:table-cell table:style-name="Table5.A1" office:value-type="string">
            <text:p text:style-name="Table_20_Contents">Nombre del subdirectorio donde se ejecuta el script</text:p>
          </table:table-cell>
        </table:table-row>
        <table:table-row>
          <table:table-cell table:style-name="Table5.A1" office:value-type="string">
            <text:p text:style-name="Table_20_Contents">'HTTP_ACCEPT_LANGUAGE'</text:p>
          </table:table-cell>
          <table:table-cell table:style-name="Table5.A1" office:value-type="string">
            <text:p text:style-name="Table_20_Contents">Idioma utilizado</text:p>
          </table:table-cell>
        </table:table-row>
        <table:table-row>
          <table:table-cell table:style-name="Table5.A1" office:value-type="string">
            <text:p text:style-name="Table_20_Contents">'HTTP_CONNECTION'</text:p>
          </table:table-cell>
          <table:table-cell table:style-name="Table5.A1" office:value-type="string">
            <text:p text:style-name="Table_20_Contents">Indica los contenidos de la cabecera Conecction.</text:p>
          </table:table-cell>
        </table:table-row>
        <table:table-row>
          <table:table-cell table:style-name="Table5.A1" office:value-type="string">
            <text:p text:style-name="Table_20_Contents">'HTTP_REFERER'</text:p>
          </table:table-cell>
          <table:table-cell table:style-name="Table5.A1" office:value-type="string">
            <text:p text:style-name="Table_20_Contents">Dirección de la página (si la hay) que emplea el agente de usuario para la página actual. Es definido por el agente de usuario. No todos los agentes de usuarios lo definen y algunos permiten modificar HTTP_REFERER como parte de su funcionalidad. En resumen, es un valor del que no se puede confiar realmente.</text:p>
          </table:table-cell>
        </table:table-row>
        <table:table-row>
          <table:table-cell table:style-name="Table5.A1" office:value-type="string">
            <text:p text:style-name="Table_20_Contents">'PHP_SELF'</text:p>
          </table:table-cell>
          <table:table-cell table:style-name="Table5.A1" office:value-type="string">
            <text:p text:style-name="Table_20_Contents">Nombre del archivo donde se está; ejecutando el script</text:p>
          </table:table-cell>
        </table:table-row>
        <table:table-row>
          <table:table-cell table:style-name="Table5.A1" office:value-type="string">
            <text:p text:style-name="Table_20_Contents">'QUERY_STRING'</text:p>
          </table:table-cell>
          <table:table-cell table:style-name="Table5.A1" office:value-type="string">
            <text:p text:style-name="Table_20_Contents">Si existe, la cadena de la consulta de la petición de la página.</text:p>
          </table:table-cell>
        </table:table-row>
        <table:table-row>
          <table:table-cell table:style-name="Table5.A1" office:value-type="string">
            <text:p text:style-name="Table_20_Contents">'REMOTE_ADDR'</text:p>
          </table:table-cell>
          <table:table-cell table:style-name="Table5.A1" office:value-type="string">
            <text:p text:style-name="Table_20_Contents">IP del host</text:p>
          </table:table-cell>
        </table:table-row>
        <table:table-row>
          <table:table-cell table:style-name="Table5.A1" office:value-type="string">
            <text:p text:style-name="Table_20_Contents">'REQUEST_METHOD'</text:p>
          </table:table-cell>
          <table:table-cell table:style-name="Table5.A1" office:value-type="string">
            <text:p text:style-name="Table_20_Contents">Método de petición con el cual se accedio a la pá;gina</text:p>
          </table:table-cell>
        </table:table-row>
        <table:table-row>
          <table:table-cell table:style-name="Table5.A1" office:value-type="string">
            <text:p text:style-name="Table_20_Contents">'SCRIPT_FILENAME'</text:p>
          </table:table-cell>
          <table:table-cell table:style-name="Table5.A1" office:value-type="string">
            <text:p text:style-name="Table_20_Contents">La ruta del script ejecutándose actualmente en forma absoluta</text:p>
          </table:table-cell>
        </table:table-row>
        <table:table-row>
          <table:table-cell table:style-name="Table5.A1" office:value-type="string">
            <text:p text:style-name="Table_20_Contents">'REMOTE_PORT'</text:p>
          </table:table-cell>
          <table:table-cell table:style-name="Table5.A1" office:value-type="string">
            <text:p text:style-name="Table_20_Contents">Puerto desde donde se ejecuta el scipt</text:p>
          </table:table-cell>
        </table:table-row>
        <table:table-row>
          <table:table-cell table:style-name="Table5.A1" office:value-type="string">
            <text:p text:style-name="Table_20_Contents">'SERVER_SOFTWARE'</text:p>
          </table:table-cell>
          <table:table-cell table:style-name="Table5.A1" office:value-type="string">
            <text:p text:style-name="Table_20_Contents">Nombre del servidor Web que está; corriendo el script</text:p>
          </table:table-cell>
        </table:table-row>
      </table:table>
      <text:p text:style-name="Text_20_body">Con los índices de la variable $_SERVER se pueden hacer cosas interesantes, como por ejemplo pedir la <text:span text:style-name="T1">HTTP_ACCEPT_LANGUAGE</text:span> y dependiendo de su <text:a xlink:type="simple" xlink:href="http://virtual.uagrm.edu.bo/pregrado/mod/page/view.php?id=4865" text:style-name="Internet_20_link" text:visited-style-name="Visited_20_Internet_20_Link">contenido</text:a>, enviar a los usuarios a sitios en su idioma. Para visualizar el <text:a xlink:type="simple" xlink:href="http://virtual.uagrm.edu.bo/pregrado/mod/page/view.php?id=4865" text:style-name="Internet_20_link" text:visited-style-name="Visited_20_Internet_20_Link">contenido</text:a> de cualquiera de estas variables predefinidas de PHP, use el siguiente código:</text:p>
      <text:section text:style-name="Sect1" text:name="highlighter_652636">
        <table:table table:name="Table6" table:style-name="Table6">
          <table:table-column table:style-name="Table6.A"/>
          <table:table-column table:style-name="Table6.B"/>
          <table:table-row>
            <table:table-cell table:style-name="Table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6.A1" office:value-type="string">
              <text:p text:style-name="Table_20_Contents"><text:span text:style-name="Source_20_Text">&lt;?php</text:span></text:p>
              <text:p text:style-name="Table_20_Contents"><text:span text:style-name="Source_20_Text"> echo</text:span> <text:span text:style-name="Source_20_Text">'Idioma:   '.$_SERVER['HTTP_ACCEPT_LANGUAGE'];</text:span></text:p>
              <text:p text:style-name="Table_20_Contents"><text:span text:style-name="Source_20_Text"> echo</text:span> <text:span text:style-name="Source_20_Text">'Cabecera:   '.$_SERVER['HTTP_CONNECTION'];</text:span></text:p>
              <text:p text:style-name="Table_20_Contents"><text:span text:style-name="Source_20_Text"> echo</text:span> <text:span text:style-name="Source_20_Text">'IP cliente:  '.$_SERVER['REMOTE_ADDR'];</text:span></text:p>
              <text:p text:style-name="Table_20_Contents"><text:span text:style-name="Source_20_Text"> echo</text:span> <text:span text:style-name="Source_20_Text">'Nombre del archivo:'.$_SERVER['SCRIPT_FILENAME'];</text:span></text:p>
              <text:p text:style-name="Table_20_Contents"><text:span text:style-name="Source_20_Text"> echo</text:span> <text:span text:style-name="Source_20_Text">'Versión Apache: '.$_SERVER['SERVER_SOFTWARE';</text:span></text:p>
              <text:p text:style-name="Table_20_Contents"><text:span text:style-name="Source_20_Text"> echo</text:span> <text:span text:style-name="Source_20_Text">'Puerto:   '.$_SERVER['REMOTE_PORT']; </text:span></text:p>
              <text:p text:style-name="Table_20_Contents"><text:span text:style-name="Source_20_Text">?&gt;</text:span></text:p>
            </table:table-cell>
          </table:table-row>
        </table:table>
      </text:section>
      <text:p text:style-name="Text_20_body"><text:span text:style-name="T1">Ejemplo</text:span>: Dirección IP del cliente</text:p>
      <text:list xml:id="list6853444896985074389" text:style-name="L3">
        <text:list-item>
          <text:p text:style-name="P14"><text:span text:style-name="T1">getIPReal</text:span> es una que nos regresa la del cliente </text:p>
        </text:list-item>
        <text:list-item>
          <text:p text:style-name="P3"><text:span text:style-name="T1">empty</text:span> es una función PHP que nos dice si una variable está; vacia o es nula. </text:p>
        </text:list-item>
      </text:list>
      <text:section text:style-name="Sect1" text:name="highlighter_50176">
        <table:table table:name="Table7" table:style-name="Table7">
          <table:table-column table:style-name="Table7.A"/>
          <table:table-column table:style-name="Table7.B"/>
          <text:soft-page-break/>
          <table:table-row>
            <table:table-cell table:style-name="Table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le7.A1" office:value-type="string">
              <text:p text:style-name="Table_20_Contents"><text:span text:style-name="Source_20_Text">&lt;?php</text:span></text:p>
              <text:p text:style-name="Table_20_Contents"><text:span text:style-name="Source_20_Text"> function</text:span> <text:span text:style-name="Source_20_Text">getIpReal() {</text:span></text:p>
              <text:p text:style-name="Table_20_Contents"><text:span text:style-name="Source_20_Text"> if</text:span> <text:span text:style-name="Source_20_Text">(!empty($_SERVER['HTTP_CLIENT_IP'])) {</text:span></text:p>
              <text:p text:style-name="Table_20_Contents"><text:span text:style-name="Source_20_Text">  $ip</text:span> <text:span text:style-name="Source_20_Text">= $_SERVER['HTTP_CLIENT_IP'];</text:span></text:p>
              <text:p text:style-name="Table_20_Contents"><text:span text:style-name="Source_20_Text"> } elseif</text:span> <text:span text:style-name="Source_20_Text">(!empty($_SERVER['HTTP_X_FORWARDED_FOR'])) {</text:span></text:p>
              <text:p text:style-name="Table_20_Contents"><text:span text:style-name="Source_20_Text">  $ip</text:span> <text:span text:style-name="Source_20_Text">= $_SERVER['HTTP_X_FORWARDED_FOR'];</text:span></text:p>
              <text:p text:style-name="Table_20_Contents"><text:span text:style-name="Source_20_Text"> } else</text:span> <text:span text:style-name="Source_20_Text">{ $ip</text:span> <text:span text:style-name="Source_20_Text">= $_SERVER['REMOTE_ADDR']; }</text:span></text:p>
              <text:p text:style-name="Table_20_Contents"><text:span text:style-name="Source_20_Text"> return</text:span> <text:span text:style-name="Source_20_Text">$ip;</text:span></text:p>
              <text:p text:style-name="Table_20_Contents"><text:span text:style-name="Source_20_Text"> }</text:span></text:p>
              <text:p text:style-name="Table_20_Contents"><text:span text:style-name="Source_20_Text"> echo</text:span> <text:span text:style-name="Source_20_Text">'ip = '.getIpReal();</text:span></text:p>
              <text:p text:style-name="Table_20_Contents"><text:span text:style-name="Source_20_Text">?&gt;</text:span></text:p>
            </table:table-cell>
          </table:table-row>
        </table:table>
      </text:section>
      <text:h text:style-name="Heading_20_3" text:outline-level="3">Expansión de variables</text:h>
      <text:p text:style-name="Text_20_body">Propiedad de PHP de incluir el valor de la variables en una cadena. Y funciona si la cadena se dilimita con <text:span text:style-name="T1">".</text:span></text:p>
      <text:list xml:id="list5319165902456711322" text:style-name="L4">
        <text:list-item>
          <text:p text:style-name="P15">La variable escudo se expande en la línea 5. </text:p>
        </text:list-item>
        <text:list-item>
          <text:p text:style-name="P4">La variable capital se expande en la línea 11. </text:p>
        </text:list-item>
      </text:list>
      <text:section text:style-name="Sect1" text:name="highlighter_402936">
        <table:table table:name="Table8" table:style-name="Table8">
          <table:table-column table:style-name="Table8.A"/>
          <table:table-column table:style-name="Table8.B"/>
          <table:table-row>
            <table:table-cell table:style-name="Table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le8.A1" office:value-type="string">
              <text:p text:style-name="Table_20_Contents"><text:span text:style-name="Source_20_Text">&lt;?php</text:span></text:p>
              <text:p text:style-name="Table_20_Contents"><text:span text:style-name="Source_20_Text"> $estado</text:span> <text:span text:style-name="Source_20_Text">= 'VERACRUZ DE IGNACIO DE LA LLAVE';</text:span></text:p>
              <text:p text:style-name="Table_20_Contents"><text:span text:style-name="Source_20_Text"> $escudo</text:span> <text:span text:style-name="Source_20_Text">= '../img/escudoVeracruz.jpg';</text:span></text:p>
              <text:p text:style-name="Table_20_Contents"><text:span text:style-name="Source_20_Text"> $capital</text:span> <text:span text:style-name="Source_20_Text">= 'Xalapa'; </text:span></text:p>
              <text:p text:style-name="Table_20_Contents"><text:span text:style-name="Source_20_Text"> echo</text:span> <text:span text:style-name="Source_20_Text">"&lt;img src='$escudo'&gt;";</text:span></text:p>
              <text:p text:style-name="Table_20_Contents"><text:span text:style-name="Source_20_Text"> echo</text:span> <text:span text:style-name="Source_20_Text">'El nombre oficial de nuestro Estado es ',$estado; </text:span></text:p>
              <text:p text:style-name="Table_20_Contents"><text:span text:style-name="Source_20_Text"> echo</text:span> <text:span text:style-name="Source_20_Text">' su origen se';</text:span></text:p>
              <text:p text:style-name="Table_20_Contents"><text:span text:style-name="Source_20_Text"> echo</text:span> <text:span text:style-name="Source_20_Text">' enmarca en una serie de acontecimientos históricos ';</text:span></text:p>
              <text:p text:style-name="Table_20_Contents"><text:span text:style-name="Source_20_Text"> echo</text:span> <text:span text:style-name="Source_20_Text">'que marcaron un hito en la vida política, económica y ';</text:span></text:p>
              <text:p text:style-name="Table_20_Contents"><text:span text:style-name="Source_20_Text"> echo</text:span> <text:span text:style-name="Source_20_Text">'social ';</text:span></text:p>
              <text:p text:style-name="Table_20_Contents"><text:span text:style-name="Source_20_Text"> echo</text:span> <text:span text:style-name="Source_20_Text">"de nuestro país. Su capital es $capital."; </text:span></text:p>
              <text:p text:style-name="Table_20_Contents"><text:span text:style-name="Source_20_Text">?&gt;</text:span></text:p>
            </table:table-cell>
          </table:table-row>
        </table:table>
      </text:section>
      <text:h text:style-name="Heading_20_3" text:outline-level="3">Variables de variables</text:h>
      <text:p text:style-name="Text_20_body">PHP puede reconocer y manejar variables que se refieran a otras variables. Se trata de variables cuyo <text:a xlink:type="simple" xlink:href="http://virtual.uagrm.edu.bo/pregrado/mod/page/view.php?id=4865" text:style-name="Internet_20_link" text:visited-style-name="Visited_20_Internet_20_Link">contenido</text:a> es el nombre de otras variables. Por ejemplo: Las líneas 4, 7 y 10 hacen uso de la propiedad de referenciar variables.</text:p>
      <text:section text:style-name="Sect1" text:name="highlighter_877899">
        <table:table table:name="Table9" table:style-name="Table9">
          <table:table-column table:style-name="Table9.A"/>
          <table:table-column table:style-name="Table9.B"/>
          <text:soft-page-break/>
          <table:table-row>
            <table:table-cell table:style-name="Table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le9.A1" office:value-type="string">
              <text:p text:style-name="Table_20_Contents"><text:span text:style-name="Source_20_Text">&lt;?php</text:span></text:p>
              <text:p text:style-name="Table_20_Contents"><text:span text:style-name="Source_20_Text"> $saludo</text:span> <text:span text:style-name="Source_20_Text">= 'Programmation en PHP';</text:span></text:p>
              <text:p text:style-name="Table_20_Contents"><text:span text:style-name="Source_20_Text"> $mensaje</text:span> <text:span text:style-name="Source_20_Text">= 'saludo'; </text:span></text:p>
              <text:p text:style-name="Table_20_Contents"><text:span text:style-name="Source_20_Text"> echo</text:span> <text:span text:style-name="Source_20_Text">$$mensaje.'&lt;br&gt;'; </text:span></text:p>
              <text:p text:style-name="Table_20_Contents"><text:span text:style-name="Source_20_Text"> $saludo</text:span> <text:span text:style-name="Source_20_Text">= 'Programming in PHP';</text:span></text:p>
              <text:p text:style-name="Table_20_Contents"><text:span text:style-name="Source_20_Text"> $mensaje</text:span> <text:span text:style-name="Source_20_Text">= 'saludo'; </text:span></text:p>
              <text:p text:style-name="Table_20_Contents"><text:span text:style-name="Source_20_Text"> echo</text:span> <text:span text:style-name="Source_20_Text">$$mensaje.'&lt;br&gt;'; </text:span></text:p>
              <text:p text:style-name="Table_20_Contents"><text:span text:style-name="Source_20_Text"> $saludo</text:span> <text:span text:style-name="Source_20_Text">= 'Programación en PHP';</text:span></text:p>
              <text:p text:style-name="Table_20_Contents"><text:span text:style-name="Source_20_Text"> $mensaje</text:span> <text:span text:style-name="Source_20_Text">= 'saludo'; </text:span></text:p>
              <text:p text:style-name="Table_20_Contents"><text:span text:style-name="Source_20_Text"> echo</text:span> <text:span text:style-name="Source_20_Text">$$mensaje.'&lt;br&gt;';</text:span></text:p>
              <text:p text:style-name="Table_20_Contents"><text:span text:style-name="Source_20_Text">?&gt;</text:span></text:p>
            </table:table-cell>
          </table:table-row>
        </table:table>
      </text:section>
      <text:p text:style-name="Text_20_body">Otra forma de hacer uso de las variables de variables es:</text:p>
      <text:list xml:id="list2660781064739612072" text:style-name="L5">
        <text:list-item>
          <text:p text:style-name="P16">Las líneas del 2 al 9 declaran variables con el nombre de los estados de la Republica Mexicana </text:p>
        </text:list-item>
        <text:list-item>
          <text:p text:style-name="P16">Observe que como es propio de nuestro lenguaje, algunos nombres de estado contiene acentos. Mientras que los archivos que contienen el escudo de dichos estados se almaceno sin acentos. Por lo tanto en la línea 10 se incluye una función que elimina los acentos de los nombres de archivo con el objetivo de cargar adecuadamente los escudos </text:p>
        </text:list-item>
        <text:list-item>
          <text:p text:style-name="P5">Mediante la expresión <text:span text:style-name="T1">${'estado'.$i}</text:span> se aplica la variable de variables (líneas 13 y 17) </text:p>
        </text:list-item>
      </text:list>
      <text:section text:style-name="Sect1" text:name="highlighter_7518">
        <table:table table:name="Table10" table:style-name="Table10">
          <table:table-column table:style-name="Table10.A"/>
          <table:table-column table:style-name="Table10.B"/>
          <text:soft-page-break/>
          <table:table-row>
            <table:table-cell table:style-name="Table1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able:table-cell>
            <table:table-cell table:style-name="Table10.A1" office:value-type="string">
              <text:p text:style-name="Table_20_Contents"><text:span text:style-name="Source_20_Text">&lt;?php</text:span></text:p>
              <text:p text:style-name="Table_20_Contents"><text:span text:style-name="Source_20_Text">  function</text:span> <text:span text:style-name="Source_20_Text">limpia_espacios($cadena){</text:span></text:p>
              <text:p text:style-name="Table_20_Contents"><text:span text:style-name="Source_20_Text">     $cadena</text:span> <text:span text:style-name="Source_20_Text">= str_replace(' ', '', $cadena);</text:span></text:p>
              <text:p text:style-name="Table_20_Contents"><text:span text:style-name="Source_20_Text">     return</text:span> <text:span text:style-name="Source_20_Text">$cadena;</text:span></text:p>
              <text:p text:style-name="Table_20_Contents"><text:span text:style-name="Source_20_Text">  }</text:span></text:p>
              <text:p text:style-name="Table_20_Contents"><text:span text:style-name="Source_20_Text">  function</text:span> <text:span text:style-name="Source_20_Text">modificar($cadena, $posicion, $recorrido, $letra</text:span> <text:span text:style-name="Source_20_Text">) {</text:span></text:p>
              <text:p text:style-name="Table_20_Contents"><text:span text:style-name="Source_20_Text">    $longitud</text:span> <text:span text:style-name="Source_20_Text">= strlen($cadena);</text:span></text:p>
              <text:p text:style-name="Table_20_Contents"><text:span text:style-name="Source_20_Text">    if( $posicion</text:span> <text:span text:style-name="Source_20_Text">=== 0 ) {</text:span></text:p>
              <text:p text:style-name="Table_20_Contents"><text:span text:style-name="Source_20_Text">      $cadena</text:span> <text:span text:style-name="Source_20_Text">= $letra.substr($cadena, $recorrido, $longitud</text:span> <text:span text:style-name="Source_20_Text">- $recorrido);</text:span></text:p>
              <text:p text:style-name="Table_20_Contents"><text:span text:style-name="Source_20_Text">    } else</text:span> <text:span text:style-name="Source_20_Text">{</text:span></text:p>
              <text:p text:style-name="Table_20_Contents"><text:span text:style-name="Source_20_Text">      $inicia</text:span>   <text:span text:style-name="Source_20_Text">= $posicion;</text:span></text:p>
              <text:p text:style-name="Table_20_Contents"><text:span text:style-name="Source_20_Text">      $termina</text:span>  <text:span text:style-name="Source_20_Text">= $longitud</text:span> <text:span text:style-name="Source_20_Text">- $inicia;</text:span></text:p>
              <text:p text:style-name="Table_20_Contents"><text:span text:style-name="Source_20_Text">      $cadena</text:span> <text:span text:style-name="Source_20_Text">= substr($cadena, 0, $posicion).$letra.substr($cadena, $posicion</text:span> <text:span text:style-name="Source_20_Text">+ $recorrido</text:span> <text:span text:style-name="Source_20_Text">);</text:span></text:p>
              <text:p text:style-name="Table_20_Contents"><text:span text:style-name="Source_20_Text">    }</text:span></text:p>
              <text:p text:style-name="Table_20_Contents"><text:span text:style-name="Source_20_Text">    return</text:span> <text:span text:style-name="Source_20_Text">$cadena;  </text:span></text:p>
              <text:p text:style-name="Table_20_Contents"><text:span text:style-name="Source_20_Text">  }</text:span></text:p>
              <text:p text:style-name="Table_20_Contents"><text:span text:style-name="Source_20_Text">  function</text:span> <text:span text:style-name="Source_20_Text">cambiar($cadena, $letra) {</text:span></text:p>
              <text:p text:style-name="Table_20_Contents"><text:span text:style-name="Source_20_Text">    $posicion</text:span> <text:span text:style-name="Source_20_Text">= strpos($cadena, '&amp;');</text:span></text:p>
              <text:p text:style-name="Table_20_Contents"><text:span text:style-name="Source_20_Text">    return</text:span> <text:span text:style-name="Source_20_Text">modificar($cadena, $posicion, 8, $letra);</text:span></text:p>
              <text:p text:style-name="Table_20_Contents"><text:span text:style-name="Source_20_Text">  } // cambiar</text:span></text:p>
              <text:p text:style-name="Table_20_Contents"><text:span text:style-name="Source_20_Text">  function</text:span> <text:span text:style-name="Source_20_Text">acentos( $cadena</text:span> <text:span text:style-name="Source_20_Text">) { </text:span></text:p>
              <text:p text:style-name="Table_20_Contents"><text:span text:style-name="Source_20_Text">    $caracter</text:span> <text:span text:style-name="Source_20_Text">= "&amp;"; </text:span></text:p>
              <text:p text:style-name="Table_20_Contents"><text:span text:style-name="Source_20_Text">    if( ereg('á', $cadena) ) {</text:span></text:p>
              <text:p text:style-name="Table_20_Contents"><text:span text:style-name="Source_20_Text">       $letra</text:span> <text:span text:style-name="Source_20_Text">= 'a';</text:span></text:p>
              <text:p text:style-name="Table_20_Contents"><text:span text:style-name="Source_20_Text">    } else</text:span> <text:span text:style-name="Source_20_Text">if</text:span> <text:span text:style-name="Source_20_Text">(ereg('é', $cadena)) {</text:span></text:p>
              <text:p text:style-name="Table_20_Contents"><text:span text:style-name="Source_20_Text">       $letra</text:span> <text:span text:style-name="Source_20_Text">= 'e';</text:span></text:p>
              <text:p text:style-name="Table_20_Contents"><text:span text:style-name="Source_20_Text">    } else</text:span> <text:span text:style-name="Source_20_Text">if</text:span> <text:span text:style-name="Source_20_Text">(ereg('í', $cadena) ) {</text:span></text:p>
              <text:p text:style-name="Table_20_Contents"><text:span text:style-name="Source_20_Text">       $letra</text:span> <text:span text:style-name="Source_20_Text">= 'i';</text:span></text:p>
              <text:p text:style-name="Table_20_Contents"><text:span text:style-name="Source_20_Text">    } else</text:span> <text:span text:style-name="Source_20_Text">if</text:span> <text:span text:style-name="Source_20_Text">(ereg('ó', $cadena) ) {</text:span></text:p>
              <text:p text:style-name="Table_20_Contents"><text:span text:style-name="Source_20_Text">       $letra</text:span> <text:span text:style-name="Source_20_Text">= 'o';</text:span></text:p>
              <text:p text:style-name="Table_20_Contents"><text:span text:style-name="Source_20_Text">    } else</text:span> <text:span text:style-name="Source_20_Text">if</text:span> <text:span text:style-name="Source_20_Text">(ereg('ú', $cadena) ) {</text:span></text:p>
              <text:p text:style-name="Table_20_Contents"><text:span text:style-name="Source_20_Text">       $letra</text:span> <text:span text:style-name="Source_20_Text">= 'u';</text:span></text:p>
              <text:p text:style-name="Table_20_Contents"><text:span text:style-name="Source_20_Text">    } else</text:span> <text:span text:style-name="Source_20_Text">{</text:span></text:p>
              <text:p text:style-name="Table_20_Contents"><text:span text:style-name="Source_20_Text">       return</text:span> <text:span text:style-name="Source_20_Text">$cadena;</text:span></text:p>
              <text:p text:style-name="Table_20_Contents"><text:span text:style-name="Source_20_Text">    }</text:span></text:p>
              <text:p text:style-name="Table_20_Contents"><text:span text:style-name="Source_20_Text">    return</text:span> <text:span text:style-name="Source_20_Text">cambiar($cadena, $letra);</text:span></text:p>
              <text:p text:style-name="Table_20_Contents"><text:span text:style-name="Source_20_Text">  }</text:span></text:p>
              <text:p text:style-name="Table_20_Contents"><text:span text:style-name="Source_20_Text">   $estado1</text:span> <text:span text:style-name="Source_20_Text">= 'Aguascalientes';</text:span></text:p>
              <text:p text:style-name="Table_20_Contents"><text:span text:style-name="Source_20_Text">   ...</text:span></text:p>
              <text:p text:style-name="Table_20_Contents"><text:span text:style-name="Source_20_Text">   $estado32</text:span> <text:span text:style-name="Source_20_Text">= 'Zacatecas';</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text:span></text:p>
              <text:p text:style-name="Table_20_Contents"><text:span text:style-name="Source_20_Text">   for($i</text:span> <text:span text:style-name="Source_20_Text">= 1;$i</text:span> <text:span text:style-name="Source_20_Text">&lt;= 32; $i++) {</text:span></text:p>
              <text:p text:style-name="Table_20_Contents"><text:span text:style-name="Source_20_Text">    $estado</text:span> <text:span text:style-name="Source_20_Text">= ${'estado'.$i};</text:span></text:p>
              <text:p text:style-name="Table_20_Contents"><text:span text:style-name="Source_20_Text">    $nCadena</text:span> <text:span text:style-name="Source_20_Text">= limpia_espacios($estado);</text:span></text:p>
              <text:p text:style-name="Table_20_Contents"><text:span text:style-name="Source_20_Text">    $nCadena</text:span> <text:span text:style-name="Source_20_Text">= 'estados/'.acentos($nCadena).'.jpg';</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p&gt;&lt;img src='$nCadena'&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estado.'&lt;/p&gt;';</text:span></text:p>
              <text:p text:style-name="Table_20_Contents"><text:span text:style-name="Source_20_Text">   }</text:span></text:p>
              <text:p text:style-name="Table_20_Contents"><text:span text:style-name="Source_20_Text">   echo</text:span> <text:span text:style-name="Source_20_Text">$</text:span><text:a xlink:type="simple" xlink:href="http://virtual.uagrm.edu.bo/pregrado/mod/resource/view.php?id=4872" text:style-name="Internet_20_link" text:visited-style-name="Visited_20_Internet_20_Link"><text:span text:style-name="Source_20_Text">html</text:span></text:a><text:span text:style-name="Source_20_Text">;</text:span></text:p>
              <text:p text:style-name="Table_20_Contents"><text:span text:style-name="Source_20_Text">?&gt;</text:span></text:p>
            </table:table-cell>
          </table:table-row>
        </table:table>
      </text:section>
      <text:h text:style-name="Heading_20_3" text:outline-level="3"><text:soft-page-break/>Constantes</text:h>
      <text:list xml:id="list7880810062577523012" text:style-name="L6">
        <text:list-item>
          <text:p text:style-name="P17">Una constante es un dato cuyo valor no puede variar durante la ejecución del programa.  </text:p>
        </text:list-item>
        <text:list-item>
          <text:p text:style-name="P17">El nombre de las constantes es sensible a mayúsculas. </text:p>
        </text:list-item>
        <text:list-item>
          <text:p text:style-name="P17">Por convención, los identificadores (nombres) de las constantes suelen declararse en <text:span text:style-name="T1">mayúsculas</text:span>. </text:p>
        </text:list-item>
        <text:list-item>
          <text:p text:style-name="P6">El alcance de una constante es global, es decir, es posible acceder a ellas sin preocuparse por el á;mbito de alcance. </text:p>
        </text:list-item>
      </text:list>
      <text:p text:style-name="Text_20_body"><draw:frame draw:style-name="fr1" draw:name="Image1" text:anchor-type="as-char" svg:width="0.5311in" svg:height="0.4689in" draw:z-index="0"><draw:image xlink:href="Pictures/10000000000000330000002D266E96D6A9BAF6A5.gif" xlink:type="simple" xlink:show="embed" xlink:actuate="onLoad"/></draw:frame><text:span text:style-name="T1">Importante</text:span>: Un nombre de constante vá;lido empieza con una letra o el cará;cter de subrayado, seguido por una serie letras, números, o subrayados. Los nombres de constantes en PHP no admiten espacios en blanco, signos de puntuación (acentos, ¡!, ¿?, etc), ni caracteres especiales(%, ñ, etc).</text:p>
      <text:h text:style-name="Heading_20_4" text:outline-level="4">Sintaxis</text:h>
      <text:list xml:id="list2241881355021091242" text:style-name="L7">
        <text:list-item>
          <text:p text:style-name="P18">Se puede definir una constante usando la función <text:span text:style-name="T1">define()</text:span>. Una vez definida, no puede ser modificada, ni eliminada. </text:p>
        </text:list-item>
        <text:list-item>
          <text:p text:style-name="P18">Solo se puede definir como constantes valores escalares (boolean, integer, float y string ). Los tipos escalares son aquellos cuyos valores no pueden 'dividirse' en partes menores, Por ejemplo como los arrays. </text:p>
        </text:list-item>
        <text:list-item>
          <text:p text:style-name="P7">Para obtener el valor de una constante es necesario especificar su nombre. A diferencia de las variables, no se tiene que especificar el prefijo $. También se puede utilizar la función <text:span text:style-name="T1">constant() </text:span>para obtener el valor de una constante. </text:p>
        </text:list-item>
      </text:list>
      <text:h text:style-name="Heading_20_4" text:outline-level="4">Diferencias entre constantes y variables:</text:h>
      <text:list xml:id="list8828508676769447609" text:style-name="L8">
        <text:list-item>
          <text:p text:style-name="P19">No son precedidas por un símbolo de dólar ($). </text:p>
        </text:list-item>
        <text:list-item>
          <text:p text:style-name="P19">Son declaradas usando la función() <text:span text:style-name="T1">define</text:span>, nunca por asignación simple. </text:p>
        </text:list-item>
        <text:list-item>
          <text:p text:style-name="P19">Se definen y acceden sin tener en cuenta las reglas de alcance del á;mbito. </text:p>
        </text:list-item>
        <text:list-item>
          <text:p text:style-name="P19">No pueden ser redefinidas o eliminadas después de establecerse. </text:p>
        </text:list-item>
        <text:list-item>
          <text:p text:style-name="P8">Las constantes solo puede albergar valores escalares (boolean, integer, float y string ). </text:p>
        </text:list-item>
      </text:list>
      <text:p text:style-name="Text_20_body"><text:span text:style-name="T1">Ejemplo:</text:span> Definición de constantes</text:p>
      <text:section text:style-name="Sect1" text:name="highlighter_313389">
        <table:table table:name="Table11" table:style-name="Table11">
          <table:table-column table:style-name="Table11.A"/>
          <table:table-column table:style-name="Table11.B"/>
          <text:soft-page-break/>
          <table:table-row>
            <table:table-cell table:style-name="Table1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le11.A1" office:value-type="string">
              <text:p text:style-name="Table_20_Contents"><text:span text:style-name="Source_20_Text">&lt;?php</text:span></text:p>
              <text:p text:style-name="Table_20_Contents"><text:span text:style-name="Source_20_Text"> define('YARDA', 0.9144 );</text:span></text:p>
              <text:p text:style-name="Table_20_Contents"><text:span text:style-name="Source_20_Text"> define('RECORD', 5048 );</text:span></text:p>
              <text:p text:style-name="Table_20_Contents"><text:span text:style-name="Source_20_Text"> $cadena</text:span> <text:span text:style-name="Source_20_Text">= 'El record de Dan Marino en Yardas ';</text:span></text:p>
              <text:p text:style-name="Table_20_Contents"><text:span text:style-name="Source_20_Text"> $cadena</text:span> <text:span text:style-name="Source_20_Text">.= 'por pase en una temporada es de ';</text:span></text:p>
              <text:p text:style-name="Table_20_Contents"><text:span text:style-name="Source_20_Text"> $cadena</text:span> <text:span text:style-name="Source_20_Text">.= RECORD. 'Yardas';</text:span></text:p>
              <text:p text:style-name="Table_20_Contents"><text:span text:style-name="Source_20_Text"> $record</text:span> <text:span text:style-name="Source_20_Text">= RECORD * YARDA; </text:span></text:p>
              <text:p text:style-name="Table_20_Contents"><text:span text:style-name="Source_20_Text"> $cadena</text:span> <text:span text:style-name="Source_20_Text">.= 'Es decir $record metros';</text:span></text:p>
              <text:p text:style-name="Table_20_Contents"><text:span text:style-name="Source_20_Text"> echo</text:span> <text:span text:style-name="Source_20_Text">$cadena;</text:span></text:p>
              <text:p text:style-name="Table_20_Contents"><text:span text:style-name="Source_20_Text">?&gt;</text:span></text:p>
            </table:table-cell>
          </table:table-row>
        </table:table>
      </text:section>
      <text:h text:style-name="Heading_20_4" text:outline-level="4">Constantes predifinicas</text:h>
      <text:p text:style-name="Text_20_body">En PHP exiten algunas <text:span text:style-name="Emphasis">constantes predefinidas</text:span> que no requieren la instrucción: <text:span text:style-name="T1">define('Nombre','Valor')</text:span>. A continuación se presenta un ejemplo del uso de estas variables.</text:p>
      <text:section text:style-name="Sect1" text:name="highlighter_272080">
        <table:table table:name="Table12" table:style-name="Table12">
          <table:table-column table:style-name="Table12.A"/>
          <table:table-column table:style-name="Table12.B"/>
          <table:table-row>
            <table:table-cell table:style-name="Table1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12.A1" office:value-type="string">
              <text:p text:style-name="Table_20_Contents"><text:span text:style-name="Source_20_Text">&lt;? </text:span></text:p>
              <text:p text:style-name="Table_20_Contents"><text:span text:style-name="Source_20_Text"> $cadena</text:span> <text:span text:style-name="Source_20_Text">= 'Ruta: '.__FILE__.'&lt;br&gt;';</text:span></text:p>
              <text:p text:style-name="Table_20_Contents"><text:span text:style-name="Source_20_Text"> $cadena</text:span> <text:span text:style-name="Source_20_Text">.= 'Esta es la línea: ';</text:span></text:p>
              <text:p text:style-name="Table_20_Contents"><text:span text:style-name="Source_20_Text"> $cadena</text:span> <text:span text:style-name="Source_20_Text">.= __LINE__.' del archivo&lt;br&gt;';</text:span></text:p>
              <text:p text:style-name="Table_20_Contents"><text:span text:style-name="Source_20_Text"> $cadena</text:span> <text:span text:style-name="Source_20_Text">.= 'Versión PHP: '.PHP_VERSION;</text:span></text:p>
              <text:p text:style-name="Table_20_Contents"><text:span text:style-name="Source_20_Text"> $cadena</text:span> <text:span text:style-name="Source_20_Text">.= 'Sistema operativo: '.PHP_OS;</text:span></text:p>
              <text:p text:style-name="Table_20_Contents"><text:span text:style-name="Source_20_Text"> echo</text:span> <text:span text:style-name="Source_20_Text">$cadena;</text:span></text:p>
              <text:p text:style-name="Table_20_Contents"><text:span text:style-name="Source_20_Text">?&gt;</text:span></text:p>
            </table:table-cell>
          </table:table-row>
        </table:table>
      </text:section>
      <text:h text:style-name="Heading_20_3" text:outline-level="3">Funciones de manejo de variables</text:h>
      <text:p text:style-name="Text_20_body">PHP proporciona funciones para manipular las variables que se usaran intensivamente en secciones posteriores. Como por ejemplo:</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Función</text:p>
            </table:table-cell>
            <table:table-cell table:style-name="Table13.A1" office:value-type="string">
              <text:p text:style-name="Table_20_Heading">Descripción</text:p>
            </table:table-cell>
            <table:table-cell table:style-name="Table13.A1" office:value-type="string">
              <text:p text:style-name="Table_20_Heading">Sintaxis</text:p>
            </table:table-cell>
          </table:table-row>
        </table:table-header-rows>
        <table:table-row>
          <table:table-cell table:style-name="Table13.A1" office:value-type="string">
            <text:p text:style-name="Table_20_Contents">isset</text:p>
          </table:table-cell>
          <table:table-cell table:style-name="Table13.A1" office:value-type="string">
            <text:p text:style-name="Table_20_Contents">Determina si una variable tiene valor. Su argumento es un nombre de variable</text:p>
          </table:table-cell>
          <table:table-cell table:style-name="Table13.A1" office:value-type="string">
            <text:p text:style-name="Table_20_Contents"><text:span text:style-name="T1">isset</text:span>($var)</text:p>
          </table:table-cell>
        </table:table-row>
        <table:table-row>
          <table:table-cell table:style-name="Table13.A1" office:value-type="string">
            <text:p text:style-name="Table_20_Contents">unset</text:p>
          </table:table-cell>
          <table:table-cell table:style-name="Table13.A1" office:value-type="string">
            <text:p text:style-name="Table_20_Contents">Elimina el <text:a xlink:type="simple" xlink:href="http://virtual.uagrm.edu.bo/pregrado/mod/page/view.php?id=4865" text:style-name="Internet_20_link" text:visited-style-name="Visited_20_Internet_20_Link">contenido</text:a> de una variable. El resultado es un <text:span text:style-name="T1">NULL</text:span></text:p>
          </table:table-cell>
          <table:table-cell table:style-name="Table13.A1" office:value-type="string">
            <text:p text:style-name="Table_20_Contents"><text:span text:style-name="T1">unset</text:span>($var)</text:p>
          </table:table-cell>
        </table:table-row>
        <table:table-row>
          <table:table-cell table:style-name="Table13.A1" office:value-type="string">
            <text:p text:style-name="Table_20_Contents">empty</text:p>
          </table:table-cell>
          <table:table-cell table:style-name="Table13.A1" office:value-type="string">
            <text:p text:style-name="Table_20_Contents">Regresa un <text:span text:style-name="T1">true</text:span> si la variable todavía no ha recibido valor</text:p>
          </table:table-cell>
          <table:table-cell table:style-name="Table13.A1" office:value-type="string">
            <text:p text:style-name="Table_20_Contents"><text:span text:style-name="T1">empty</text:span>($var)</text:p>
          </table:table-cell>
        </table:table-row>
        <table:table-row>
          <table:table-cell table:style-name="Table13.A1" office:value-type="string">
            <text:p text:style-name="Table_20_Contents">gettype</text:p>
          </table:table-cell>
          <table:table-cell table:style-name="Table13.A1" office:value-type="string">
            <text:p text:style-name="Table_20_Contents">Permite conocer el tipo de datos de la variable</text:p>
          </table:table-cell>
          <table:table-cell table:style-name="Table13.A1" office:value-type="string">
            <text:p text:style-name="Table_20_Contents"><text:span text:style-name="T1">gettype</text:span>($var)</text:p>
          </table:table-cell>
        </table:table-row>
        <table:table-row>
          <table:table-cell table:style-name="Table13.A1" office:value-type="string">
            <text:p text:style-name="Table_20_Contents">settype</text:p>
          </table:table-cell>
          <table:table-cell table:style-name="Table13.A1" office:value-type="string">
            <text:p text:style-name="Table_20_Contents">Permite modificar el tipo de dato de una variable</text:p>
          </table:table-cell>
          <table:table-cell table:style-name="Table13.A1" office:value-type="string">
            <text:p text:style-name="Table_20_Contents"><text:span text:style-name="T1">settype</text:span>($var, 'tipo')</text:p>
          </table:table-cell>
        </table:table-row>
        <table:table-row>
          <table:table-cell table:style-name="Table13.A1" office:value-type="string">
            <text:p text:style-name="Table_20_Contents">lowercase</text:p>
          </table:table-cell>
          <table:table-cell table:style-name="Table13.A1" office:value-type="string">
            <text:p text:style-name="Table_20_Contents">Convierte el <text:a xlink:type="simple" xlink:href="http://virtual.uagrm.edu.bo/pregrado/mod/page/view.php?id=4865" text:style-name="Internet_20_link" text:visited-style-name="Visited_20_Internet_20_Link">contenido</text:a> de una variable alfanumérica en minúscula</text:p>
          </table:table-cell>
          <table:table-cell table:style-name="Table13.A1" office:value-type="string">
            <text:p text:style-name="Table_20_Contents"><text:span text:style-name="T1">lowercase</text:span>($var)</text:p>
          </table:table-cell>
        </table:table-row>
        <table:table-row>
          <table:table-cell table:style-name="Table13.A1" office:value-type="string">
            <text:p text:style-name="Table_20_Contents">uppercase</text:p>
          </table:table-cell>
          <table:table-cell table:style-name="Table13.A1" office:value-type="string">
            <text:p text:style-name="Table_20_Contents">Convierte el <text:a xlink:type="simple" xlink:href="http://virtual.uagrm.edu.bo/pregrado/mod/page/view.php?id=4865" text:style-name="Internet_20_link" text:visited-style-name="Visited_20_Internet_20_Link">contenido</text:a> de una variable alfanumérica en mayúscula</text:p>
          </table:table-cell>
          <table:table-cell table:style-name="Table13.A1" office:value-type="string">
            <text:p text:style-name="Table_20_Contents"><text:span text:style-name="T1">uppercase</text:span>($var)</text:p>
          </table:table-cell>
        </table:table-row>
        <table:table-row>
          <table:table-cell table:style-name="Table13.A1" office:value-type="string">
            <text:p text:style-name="Table_20_Contents">is_int</text:p>
          </table:table-cell>
          <table:table-cell table:style-name="Table13.A1" office:value-type="string">
            <text:p text:style-name="Table_20_Contents">Esta función regresa <text:span text:style-name="T1">true</text:span> si la variable pasada como argumento es entera; en caso contrario devuelve <text:span text:style-name="T1">false</text:span>.</text:p>
          </table:table-cell>
          <table:table-cell table:style-name="Table13.A1" office:value-type="string">
            <text:p text:style-name="Table_20_Contents"><text:span text:style-name="T1">is_int</text:span>($var)</text:p>
          </table:table-cell>
        </table:table-row>
        <table:table-row>
          <table:table-cell table:style-name="Table13.A1" office:value-type="string">
            <text:p text:style-name="Table_20_Contents">is_float</text:p>
          </table:table-cell>
          <table:table-cell table:style-name="Table13.A1" office:value-type="string">
            <text:p text:style-name="Table_20_Contents">Regresa <text:span text:style-name="T1">true</text:span> si la variable pasada como argumento es de tipo <text:span text:style-name="T1">float</text:span>; en caso contrario regresa <text:span text:style-name="T1">false</text:span>.</text:p>
          </table:table-cell>
          <table:table-cell table:style-name="Table13.A1" office:value-type="string">
            <text:p text:style-name="Table_20_Contents"><text:span text:style-name="T1">is_float</text:span>($var)</text:p>
          </table:table-cell>
        </table:table-row>
        <table:table-row>
          <table:table-cell table:style-name="Table13.A1" office:value-type="string">
            <text:p text:style-name="Table_20_Contents">is_number</text:p>
          </table:table-cell>
          <table:table-cell table:style-name="Table13.A1" office:value-type="string">
            <text:p text:style-name="Table_20_Contents">Regresa <text:span text:style-name="T1">true</text:span> si la variable pasada como argumentp es un número o una cadena numérica; en caso contrario, devuelve <text:span text:style-name="T1">false</text:span>.</text:p>
          </table:table-cell>
          <table:table-cell table:style-name="Table13.A1" office:value-type="string">
            <text:p text:style-name="Table_20_Contents"><text:span text:style-name="T1">is_number</text:span>($var)</text:p>
          </table:table-cell>
        </table:table-row>
      </table:table>
      <text:h text:style-name="Heading_20_3" text:outline-level="3"><text:soft-page-break/>Operadores</text:h>
      <text:p text:style-name="Text_20_body">Los <text:span text:style-name="T1">operadores</text:span> constituyen elementos esenciales de cualquier lenguaje de programación. Con ellos podemos asignar, unir, cambiar o comparar valores de datos, cambiar el flujo del programa, etc.</text:p>
      <text:p text:style-name="Text_20_body">Los operadores son <text:span text:style-name="T1">símbolos</text:span> que representan operaciones sobre un valor. Vamos a ver a continuación los operadores admitidos por PHP agrupados según su utilidad.</text:p>
      <text:h text:style-name="Heading_20_3" text:outline-level="3">Operador de asignación</text:h>
      <text:p text:style-name="Text_20_body">El símbolo <text:span text:style-name="T1">=</text:span> permite asignar valores a variables:</text:p>
      <text:section text:style-name="Sect1" text:name="highlighter_265026">
        <table:table table:name="Table14" table:style-name="Table14">
          <table:table-column table:style-name="Table14.A"/>
          <table:table-column table:style-name="Table14.B"/>
          <table:table-row>
            <table:table-cell table:style-name="Table1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e14.A1" office:value-type="string">
              <text:p text:style-name="Table_20_Contents"><text:span text:style-name="Source_20_Text">&lt;?php </text:span></text:p>
              <text:p text:style-name="Table_20_Contents"><text:span text:style-name="Source_20_Text">  $calle</text:span> <text:span text:style-name="Source_20_Text">= 'Veracruz';</text:span></text:p>
              <text:p text:style-name="Table_20_Contents"><text:span text:style-name="Source_20_Text">  echo</text:span> <text:span text:style-name="Source_20_Text">$calle.' '; </text:span></text:p>
              <text:p text:style-name="Table_20_Contents"><text:span text:style-name="Source_20_Text">  $mi_numero</text:span> <text:span text:style-name="Source_20_Text">= 319;</text:span></text:p>
              <text:p text:style-name="Table_20_Contents"><text:span text:style-name="Source_20_Text">  echo</text:span> <text:span text:style-name="Source_20_Text">$mi_numero;</text:span></text:p>
              <text:p text:style-name="Table_20_Contents"><text:span text:style-name="Source_20_Text">?&gt;</text:span></text:p>
            </table:table-cell>
          </table:table-row>
        </table:table>
      </text:section>
      <text:p text:style-name="Text_20_body">El operador <text:span text:style-name="T1">.=</text:span> agrega valores al <text:a xlink:type="simple" xlink:href="http://virtual.uagrm.edu.bo/pregrado/mod/page/view.php?id=4865" text:style-name="Internet_20_link" text:visited-style-name="Visited_20_Internet_20_Link">contenido</text:a> de una variable, es equivalente a $var = $var + 'nuevo valor';</text:p>
      <text:section text:style-name="Sect1" text:name="highlighter_849926">
        <table:table table:name="Table15" table:style-name="Table15">
          <table:table-column table:style-name="Table15.A"/>
          <table:table-column table:style-name="Table15.B"/>
          <table:table-row>
            <table:table-cell table:style-name="Table15.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e15.A1" office:value-type="string">
              <text:p text:style-name="Table_20_Contents"><text:span text:style-name="Source_20_Text">&lt;?php</text:span></text:p>
              <text:p text:style-name="Table_20_Contents"><text:span text:style-name="Source_20_Text">  $numeros</text:span> <text:span text:style-name="Source_20_Text">= 'uno, dos, tres';</text:span></text:p>
              <text:p text:style-name="Table_20_Contents"><text:span text:style-name="Source_20_Text">  $numeros.= ', cuatro, cinco, seis';</text:span></text:p>
              <text:p text:style-name="Table_20_Contents"><text:span text:style-name="Source_20_Text">  echo</text:span> <text:span text:style-name="Source_20_Text">$numeros;</text:span></text:p>
              <text:p text:style-name="Table_20_Contents"><text:span text:style-name="Source_20_Text">?&gt;</text:span></text:p>
            </table:table-cell>
          </table:table-row>
        </table:table>
      </text:section>
      <text:h text:style-name="Heading_20_3" text:outline-level="3">Operador de concatenación</text:h>
      <text:p text:style-name="Text_20_body">Usando el símbolo <text:span text:style-name="T1">.</text:span> concatenamos cadenas</text:p>
      <text:section text:style-name="Sect1" text:name="highlighter_838093">
        <table:table table:name="Table16" table:style-name="Table16">
          <table:table-column table:style-name="Table16.A"/>
          <table:table-column table:style-name="Table16.B"/>
          <table:table-row>
            <table:table-cell table:style-name="Table1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e16.A1" office:value-type="string">
              <text:p text:style-name="Table_20_Contents"><text:span text:style-name="Source_20_Text">&lt;?php </text:span></text:p>
              <text:p text:style-name="Table_20_Contents"><text:span text:style-name="Source_20_Text">  $nombre</text:span> <text:span text:style-name="Source_20_Text">= 'Jorge';</text:span></text:p>
              <text:p text:style-name="Table_20_Contents"><text:span text:style-name="Source_20_Text">  $apellido</text:span> <text:span text:style-name="Source_20_Text">= 'Perez';</text:span></text:p>
              <text:p text:style-name="Table_20_Contents"><text:span text:style-name="Source_20_Text">  //Concatena nombre y apellido m'as un espacio</text:span></text:p>
              <text:p text:style-name="Table_20_Contents"><text:span text:style-name="Source_20_Text">  echo</text:span> <text:span text:style-name="Source_20_Text">'Nombre: '.$nombre.' '.$apellido; </text:span></text:p>
              <text:p text:style-name="Table_20_Contents"><text:span text:style-name="Source_20_Text">?&gt;</text:span></text:p>
            </table:table-cell>
          </table:table-row>
        </table:table>
      </text:section>
      <text:h text:style-name="Heading_20_3" text:outline-level="3">Operadores aritméticos</text:h>
      <text:p text:style-name="Text_20_body">Los operadores <text:span text:style-name="T1">aritméticos</text:span> de PHP son similares a los de C, Java y <text:a xlink:type="simple" xlink:href="http://virtual.uagrm.edu.bo/pregrado/mod/resource/view.php?id=4873" text:style-name="Internet_20_link" text:visited-style-name="Visited_20_Internet_20_Link">Javascript</text:a>. Los símbolos <text:span text:style-name="T1">+</text:span>, <text:span text:style-name="T1">-</text:span>, <text:span text:style-name="T1">/</text:span>, <text:span text:style-name="T1">*</text:span>, realizan operaciones de aritmética básica, el símbolo <text:span text:style-name="T1">%</text:span> obtiene el resto de una división (módulo).</text:p>
      <text:p text:style-name="Text_20_body"><text:span text:style-name="T1">Por ejemplo</text:span> sea $var1 = 10 y $var2 = 5;</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Operador</text:p>
            </table:table-cell>
            <table:table-cell table:style-name="Table17.A1" office:value-type="string">
              <text:p text:style-name="Table_20_Heading">Ejemplo</text:p>
            </table:table-cell>
            <table:table-cell table:style-name="Table17.A1" office:value-type="string">
              <text:p text:style-name="Table_20_Heading">Resultado</text:p>
            </table:table-cell>
          </table:table-row>
        </table:table-header-rows>
        <table:table-row>
          <table:table-cell table:style-name="Table17.A1" office:value-type="string">
            <text:p text:style-name="Table_20_Contents">Negación</text:p>
          </table:table-cell>
          <table:table-cell table:style-name="Table17.A1" office:value-type="string">
            <text:p text:style-name="Table_20_Contents">-$var1</text:p>
          </table:table-cell>
          <table:table-cell table:style-name="Table17.A1" office:value-type="string">
            <text:p text:style-name="Table_20_Contents">-10</text:p>
          </table:table-cell>
        </table:table-row>
        <table:table-row>
          <table:table-cell table:style-name="Table17.A1" office:value-type="string">
            <text:p text:style-name="Table_20_Contents">Suma</text:p>
          </table:table-cell>
          <table:table-cell table:style-name="Table17.A1" office:value-type="string">
            <text:p text:style-name="Table_20_Contents">$var1 + $var2</text:p>
          </table:table-cell>
          <table:table-cell table:style-name="Table17.A1" office:value-type="string">
            <text:p text:style-name="Table_20_Contents">15</text:p>
          </table:table-cell>
        </table:table-row>
        <table:table-row>
          <table:table-cell table:style-name="Table17.A1" office:value-type="string">
            <text:p text:style-name="Table_20_Contents">Resta</text:p>
          </table:table-cell>
          <table:table-cell table:style-name="Table17.A1" office:value-type="string">
            <text:p text:style-name="Table_20_Contents">$var1 - $var2</text:p>
          </table:table-cell>
          <table:table-cell table:style-name="Table17.A1" office:value-type="string">
            <text:p text:style-name="Table_20_Contents">5</text:p>
          </table:table-cell>
        </table:table-row>
        <table:table-row>
          <table:table-cell table:style-name="Table17.A1" office:value-type="string">
            <text:p text:style-name="Table_20_Contents">Multiplicación</text:p>
          </table:table-cell>
          <table:table-cell table:style-name="Table17.A1" office:value-type="string">
            <text:p text:style-name="Table_20_Contents">$var1 * $var2</text:p>
          </table:table-cell>
          <table:table-cell table:style-name="Table17.A1" office:value-type="string">
            <text:p text:style-name="Table_20_Contents">50</text:p>
          </table:table-cell>
        </table:table-row>
        <table:table-row>
          <table:table-cell table:style-name="Table17.A1" office:value-type="string">
            <text:p text:style-name="Table_20_Contents">División</text:p>
          </table:table-cell>
          <table:table-cell table:style-name="Table17.A1" office:value-type="string">
            <text:p text:style-name="Table_20_Contents">$var1 / $var2</text:p>
          </table:table-cell>
          <table:table-cell table:style-name="Table17.A1" office:value-type="string">
            <text:p text:style-name="Table_20_Contents">2</text:p>
          </table:table-cell>
        </table:table-row>
        <text:soft-page-break/>
        <table:table-row>
          <table:table-cell table:style-name="Table17.A1" office:value-type="string">
            <text:p text:style-name="Table_20_Contents">Módulo</text:p>
          </table:table-cell>
          <table:table-cell table:style-name="Table17.A1" office:value-type="string">
            <text:p text:style-name="Table_20_Contents">$var1 % $var2</text:p>
          </table:table-cell>
          <table:table-cell table:style-name="Table17.A1" office:value-type="string">
            <text:p text:style-name="Table_20_Contents">0</text:p>
          </table:table-cell>
        </table:table-row>
      </table:table>
      <text:p text:style-name="Text_20_body"><text:span text:style-name="T1">Ejemplo</text:span>: Uso de los operadores aritméticos</text:p>
      <text:section text:style-name="Sect1" text:name="php01">
        <text:p text:style-name="Text_20_body"/>
        <text:section text:style-name="Sect1" text:name="highlighter_68758">
          <table:table table:name="Table18" table:style-name="Table18">
            <table:table-column table:style-name="Table18.A"/>
            <table:table-column table:style-name="Table18.B"/>
            <table:table-row>
              <table:table-cell table:style-name="Table1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able:table-cell>
              <table:table-cell table:style-name="Table18.A1" office:value-type="string">
                <text:p text:style-name="Table_20_Contents"><text:span text:style-name="Source_20_Text">&lt;?php </text:span></text:p>
                <text:p text:style-name="Table_20_Contents"><text:span text:style-name="Source_20_Text">  $enviar</text:span> <text:span text:style-name="Source_20_Text">= $_POST['enviar'];</text:span></text:p>
                <text:p text:style-name="Table_20_Contents"><text:span text:style-name="Source_20_Text">  if(isset($enviar) and</text:span> <text:span text:style-name="Source_20_Text">$_SERVER['REQUEST_METHOD'] == 'POST'</text:span> <text:span text:style-name="Source_20_Text">) {</text:span></text:p>
                <text:p text:style-name="Table_20_Contents"><text:span text:style-name="Source_20_Text">    $a</text:span> <text:span text:style-name="Source_20_Text">= $_POST['a']; </text:span></text:p>
                <text:p text:style-name="Table_20_Contents"><text:span text:style-name="Source_20_Text">    $b</text:span> <text:span text:style-name="Source_20_Text">= $_POST['b']; </text:span></text:p>
                <text:p text:style-name="Table_20_Contents"><text:span text:style-name="Source_20_Text">       if( $a*$b</text:span> <text:span text:style-name="Source_20_Text">!== 0 ) {  </text:span></text:p>
                <text:p text:style-name="Table_20_Contents"><text:span text:style-name="Source_20_Text">      $titulo</text:span> <text:span text:style-name="Source_20_Text">= '&lt;h2&gt;Operadores Aritméticos&lt;/h2&gt;';</text:span></text:p>
                <text:p text:style-name="Table_20_Contents"><text:span text:style-name="Source_20_Text">      $tabla</text:span> <text:span text:style-name="Source_20_Text">= '&lt;table&gt;&lt;thead&gt;';</text:span></text:p>
                <text:p text:style-name="Table_20_Contents"><text:span text:style-name="Source_20_Text">      $tabla.= '&lt;tr&gt;&lt;td&gt;Ejemplo&lt;/td&gt;&lt;td&gt;Resultado&lt;/td&gt;&lt;/tr&gt;';</text:span></text:p>
                <text:p text:style-name="Table_20_Contents"><text:span text:style-name="Source_20_Text">      $tabla.= '&lt;/thead&gt;';</text:span></text:p>
                <text:p text:style-name="Table_20_Contents"><text:span text:style-name="Source_20_Text">      $finlinea</text:span> <text:span text:style-name="Source_20_Text">= '&lt;/div&gt;&lt;/td&gt;&lt;/tr&gt;';  </text:span></text:p>
                <text:p text:style-name="Table_20_Contents"><text:span text:style-name="Source_20_Text">      $tabla.= "&lt;tr&gt;&lt;td&gt;a&lt;/td&gt;&lt;td&gt;$a&lt;/td&gt;&lt;/tr&gt;";</text:span></text:p>
                <text:p text:style-name="Table_20_Contents"><text:span text:style-name="Source_20_Text">      $tabla.= "&lt;tr&gt;&lt;td&gt;b&lt;/td&gt;&lt;td&gt;$b&lt;/td&gt;&lt;/tr&gt;";</text:span></text:p>
                <text:p text:style-name="Table_20_Contents"><text:span text:style-name="Source_20_Text">      $tabla.= '&lt;tr&gt;&lt;td&gt;a + b&lt;/td&gt;&lt;td&gt;'.($a</text:span> <text:span text:style-name="Source_20_Text">+ $b).'&lt;/td&gt;&lt;/tr&gt;';</text:span></text:p>
                <text:p text:style-name="Table_20_Contents"><text:span text:style-name="Source_20_Text">      $tabla.= '&lt;tr&gt;&lt;td&gt;a - b&lt;/td&gt;&lt;td&gt;'.($a</text:span> <text:span text:style-name="Source_20_Text">- $b).'&lt;/td&gt;&lt;/tr&gt;';</text:span></text:p>
                <text:p text:style-name="Table_20_Contents"><text:span text:style-name="Source_20_Text">      $tabla.= '&lt;tr&gt;&lt;td&gt;a * b&lt;/td&gt;&lt;td&gt;'.($a</text:span> <text:span text:style-name="Source_20_Text">* $b).'&lt;/td&gt;&lt;/tr&gt;';</text:span></text:p>
                <text:p text:style-name="Table_20_Contents"><text:span text:style-name="Source_20_Text">      $tabla.= '&lt;tr&gt;&lt;td&gt;a / b&lt;/td&gt;&lt;td&gt;'.($a</text:span> <text:span text:style-name="Source_20_Text">/ $b).'&lt;/td&gt;&lt;/tr&gt;';</text:span></text:p>
                <text:p text:style-name="Table_20_Contents"><text:span text:style-name="Source_20_Text">      $tabla.= '&lt;tr&gt;&lt;td&gt;a % b&lt;/td&gt;&lt;td&gt;'.($a</text:span> <text:span text:style-name="Source_20_Text">% $b).'&lt;/td&gt;&lt;/tr&gt;';</text:span></text:p>
                <text:p text:style-name="Table_20_Contents"><text:span text:style-name="Source_20_Text">      $tabla.= '&lt;/table&gt;';</text:span></text:p>
                <text:p text:style-name="Table_20_Contents"><text:span text:style-name="Source_20_Text">      echo</text:span> <text:span text:style-name="Source_20_Text">$tabla';</text:span></text:p>
                <text:p text:style-name="Table_20_Contents"><text:span text:style-name="Source_20_Text">    } else</text:span> <text:span text:style-name="Source_20_Text">{ echo</text:span> <text:span text:style-name="Source_20_Text">'&lt;p&gt;División por cero&lt;/p&gt;';} </text:span></text:p>
                <text:p text:style-name="Table_20_Contents"><text:span text:style-name="Source_20_Text">  } else</text:span> <text:span text:style-name="Source_20_Text">{</text:span></text:p>
                <text:p text:style-name="Table_20_Contents"><text:span text:style-name="Source_20_Text">     ?&gt;</text:span></text:p>
                <text:p text:style-name="Table_20_Contents"><text:span text:style-name="Source_20_Text">      &lt;fieldset&gt;</text:span></text:p>
                <text:p text:style-name="Table_20_Contents"><text:span text:style-name="Source_20_Text">      &lt;legend&gt;Operadores Aritméticos&lt;/legend&gt;</text:span></text:p>
                <text:p text:style-name="Table_20_Contents"><text:span text:style-name="Source_20_Text">      &lt;form action='0502Operadores01.php'</text:span> <text:span text:style-name="Source_20_Text">method='post'&gt;</text:span></text:p>
                <text:p text:style-name="Table_20_Contents"><text:span text:style-name="Source_20_Text">      &lt;ul&gt;</text:span></text:p>
                <text:p text:style-name="Table_20_Contents"><text:span text:style-name="Source_20_Text">      &lt;li&gt;&lt;label for='a'&gt;A&lt;/label&gt;</text:span></text:p>
                <text:p text:style-name="Table_20_Contents"><text:span text:style-name="Source_20_Text">      &lt;input id='a'</text:span> <text:span text:style-name="Source_20_Text">name='a'</text:span> <text:span text:style-name="Source_20_Text">type='number'' size='3' /&gt;&lt;/li&gt;</text:span></text:p>
                <text:p text:style-name="Table_20_Contents"><text:span text:style-name="Source_20_Text">      &lt;li&gt;&lt;label for='b'&gt;B&lt;/label&gt;</text:span></text:p>
                <text:p text:style-name="Table_20_Contents"><text:span text:style-name="Source_20_Text">      &lt;input id='b'</text:span> <text:span text:style-name="Source_20_Text">name='b'</text:span> <text:span text:style-name="Source_20_Text">type='number'</text:span> <text:span text:style-name="Source_20_Text">size='3'</text:span> <text:span text:style-name="Source_20_Text">/&gt;&lt;/li&gt;</text:span></text:p>
                <text:p text:style-name="Table_20_Contents"><text:span text:style-name="Source_20_Text">      &lt;li&gt;&lt;label for='enviar'&gt;&lt;/label&gt;</text:span></text:p>
                <text:p text:style-name="Table_20_Contents"><text:span text:style-name="Source_20_Text">      &lt;button id='enviar'</text:span> <text:span text:style-name="Source_20_Text">type='submit'&gt;Enviar&lt;/button&gt;&lt;/li&gt;</text:span></text:p>
                <text:p text:style-name="Table_20_Contents"><text:span text:style-name="Source_20_Text">      &lt;/ul&gt;</text:span></text:p>
                <text:p text:style-name="Table_20_Contents"><text:span text:style-name="Source_20_Text">      &lt;/form&gt;</text:span></text:p>
                <text:p text:style-name="Table_20_Contents"><text:span text:style-name="Source_20_Text">      &lt;/fieldset&gt;</text:span></text:p>
                <text:p text:style-name="Table_20_Contents"><text:span text:style-name="Source_20_Text">      &lt;?}</text:span></text:p>
                <text:p text:style-name="Table_20_Contents"><text:span text:style-name="Source_20_Text">    echo</text:span> <text:span text:style-name="Source_20_Text">"&lt;p&gt;&lt;a href='0502Operadores01.</text:span><text:a xlink:type="simple" xlink:href="http://virtual.uagrm.edu.bo/pregrado/mod/resource/view.php?id=4872" text:style-name="Internet_20_link" text:visited-style-name="Visited_20_Internet_20_Link"><text:span text:style-name="Source_20_Text">html</text:span></text:a><text:span text:style-name="Source_20_Text">'&gt;Regresar&lt;/a&gt;";</text:span></text:p>
                <text:p text:style-name="Table_20_Contents"><text:span text:style-name="Source_20_Text">   ?&gt;</text:span></text:p>
              </table:table-cell>
            </table:table-row>
          </table:table>
        </text:section>
      </text:section>
      <text:h text:style-name="Heading_20_4" text:outline-level="4"><text:soft-page-break/>Operadores abreviados o combinados</text:h>
      <text:p text:style-name="Text_20_body">Una forma habitual de modificar el <text:a xlink:type="simple" xlink:href="http://virtual.uagrm.edu.bo/pregrado/mod/page/view.php?id=4865" text:style-name="Internet_20_link" text:visited-style-name="Visited_20_Internet_20_Link">contenido</text:a> de las variables es mediante los operadores combinados. La siguiente tabla resume los operadores de asignación combinados</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Operador</text:p>
            </table:table-cell>
            <table:table-cell table:style-name="Table19.A1" office:value-type="string">
              <text:p text:style-name="Table_20_Heading">Ejemplo</text:p>
            </table:table-cell>
            <table:table-cell table:style-name="Table19.A1" office:value-type="string">
              <text:p text:style-name="Table_20_Heading">Descripción</text:p>
            </table:table-cell>
          </table:table-row>
        </table:table-header-rows>
        <table:table-row>
          <table:table-cell table:style-name="Table19.A1" office:value-type="string">
            <text:p text:style-name="P22">+=</text:p>
          </table:table-cell>
          <table:table-cell table:style-name="Table19.A1" office:value-type="string">
            <text:p text:style-name="Table_20_Contents">$variable += 10</text:p>
          </table:table-cell>
          <table:table-cell table:style-name="Table19.A1" office:value-type="string">
            <text:p text:style-name="Table_20_Contents">$variable = $variable + 10;</text:p>
          </table:table-cell>
        </table:table-row>
        <table:table-row>
          <table:table-cell table:style-name="Table19.A1" office:value-type="string">
            <text:p text:style-name="P22">-=</text:p>
          </table:table-cell>
          <table:table-cell table:style-name="Table19.A1" office:value-type="string">
            <text:p text:style-name="Table_20_Contents">$variable -= 10</text:p>
          </table:table-cell>
          <table:table-cell table:style-name="Table19.A1" office:value-type="string">
            <text:p text:style-name="Table_20_Contents">$variable = $variable - 10;</text:p>
          </table:table-cell>
        </table:table-row>
        <table:table-row>
          <table:table-cell table:style-name="Table19.A1" office:value-type="string">
            <text:p text:style-name="P22">*=</text:p>
          </table:table-cell>
          <table:table-cell table:style-name="Table19.A1" office:value-type="string">
            <text:p text:style-name="Table_20_Contents">$variable *= 10</text:p>
          </table:table-cell>
          <table:table-cell table:style-name="Table19.A1" office:value-type="string">
            <text:p text:style-name="Table_20_Contents">$variable = $variable * 10;</text:p>
          </table:table-cell>
        </table:table-row>
        <table:table-row>
          <table:table-cell table:style-name="Table19.A1" office:value-type="string">
            <text:p text:style-name="P22">/=</text:p>
          </table:table-cell>
          <table:table-cell table:style-name="Table19.A1" office:value-type="string">
            <text:p text:style-name="Table_20_Contents">$variable /= 10</text:p>
          </table:table-cell>
          <table:table-cell table:style-name="Table19.A1" office:value-type="string">
            <text:p text:style-name="Table_20_Contents">$variable = $variable / 10;</text:p>
          </table:table-cell>
        </table:table-row>
        <table:table-row>
          <table:table-cell table:style-name="Table19.A1" office:value-type="string">
            <text:p text:style-name="P22">%=</text:p>
          </table:table-cell>
          <table:table-cell table:style-name="Table19.A1" office:value-type="string">
            <text:p text:style-name="Table_20_Contents">$variable %= 10</text:p>
          </table:table-cell>
          <table:table-cell table:style-name="Table19.A1" office:value-type="string">
            <text:p text:style-name="Table_20_Contents">$variable = $variable % 10;</text:p>
          </table:table-cell>
        </table:table-row>
        <table:table-row>
          <table:table-cell table:style-name="Table19.A1" office:value-type="string">
            <text:p text:style-name="P22">.=</text:p>
          </table:table-cell>
          <table:table-cell table:style-name="Table19.A1" office:value-type="string">
            <text:p text:style-name="Table_20_Contents">$variable.= "concatenar"</text:p>
          </table:table-cell>
          <table:table-cell table:style-name="Table19.A1" office:value-type="string">
            <text:p text:style-name="Table_20_Contents">Concatena las cadenas $variable y "concatenar"</text:p>
          </table:table-cell>
        </table:table-row>
      </table:table>
      <text:p text:style-name="Text_20_body"><text:span text:style-name="T1">Ejemplo</text:span>: Tabla multiplicar usando +=</text:p>
      <text:p text:style-name="P11"/>
      <text:section text:style-name="Sect1" text:name="php02">
        <text:p text:style-name="P11"/>
        <text:section text:style-name="Sect1" text:name="highlighter_319046">
          <table:table table:name="Table20" table:style-name="Table20">
            <table:table-column table:style-name="Table20.A"/>
            <table:table-column table:style-name="Table20.B"/>
            <text:soft-page-break/>
            <table:table-row>
              <table:table-cell table:style-name="Table2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able:table-cell>
              <table:table-cell table:style-name="Table20.A1" office:value-type="string">
                <text:p text:style-name="Table_20_Contents"><text:span text:style-name="Source_20_Text">&lt;body&gt;</text:span></text:p>
                <text:p text:style-name="Table_20_Contents"><text:span text:style-name="Source_20_Text">  &lt;?php</text:span></text:p>
                <text:p text:style-name="Table_20_Contents"><text:span text:style-name="Source_20_Text">  $enviar</text:span> <text:span text:style-name="Source_20_Text">= $_POST['enviar'];</text:span></text:p>
                <text:p text:style-name="Table_20_Contents"><text:span text:style-name="Source_20_Text">  $tabla</text:span>  <text:span text:style-name="Source_20_Text">= $_POST['tabla'];  </text:span></text:p>
                <text:p text:style-name="Table_20_Contents"><text:span text:style-name="Source_20_Text">  echo</text:span> <text:span text:style-name="Source_20_Text">$tablas.'&lt;br&gt;';     </text:span></text:p>
                <text:p text:style-name="Table_20_Contents"><text:span text:style-name="Source_20_Text">  if( isset($enviar) &amp;&amp; $_SERVER['REQUEST_METHOD'] == 'POST'</text:span> <text:span text:style-name="Source_20_Text">) {</text:span></text:p>
                <text:p text:style-name="Table_20_Contents"><text:span text:style-name="Source_20_Text">    $titulo</text:span>  <text:span text:style-name="Source_20_Text">= '&lt;h4&gt;Operadores Abreviados o Combinados&lt;/h2&gt;';</text:span></text:p>
                <text:p text:style-name="Table_20_Contents"><text:span text:style-name="Source_20_Text">    $subtitulo</text:span> <text:span text:style-name="Source_20_Text">= '&lt;h4&gt;Tabla de multiplicar usando +=&lt;/h2&gt;';</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 <text:span text:style-name="Source_20_Text">= $titulo.$subtitulo;</text:span></text:p>
                <text:p text:style-name="Table_20_Contents"><text:span text:style-name="Source_20_Text">    $resultado</text:span> <text:span text:style-name="Source_20_Text">= 0;</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able&gt;';</text:span></text:p>
                <text:p text:style-name="Table_20_Contents"><text:span text:style-name="Source_20_Text">    for</text:span> <text:span text:style-name="Source_20_Text">($i</text:span> <text:span text:style-name="Source_20_Text">= 1; $i</text:span> <text:span text:style-name="Source_20_Text">&lt;= 10; $i++)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r&gt;&lt;td&gt;'.$i.'&lt;/td&gt;&lt;td&gt;*&lt;/td&gt;&lt;td&gt;'.$tabla.'&lt;/td&gt;';</text:span></text:p>
                <text:p text:style-name="Table_20_Contents"><text:span text:style-name="Source_20_Text">      $resultado</text:span> <text:span text:style-name="Source_20_Text">+= $tabla;</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d&gt;=&lt;/td&gt;&lt;td&gt;'.$resultado.'&lt;/td&gt;&lt;/tr&gt;';</text:span></text:p>
                <text:p text:style-name="Table_20_Contents"><text:span text:style-name="Source_20_Text">    }</text:span></text:p>
                <text:p text:style-name="Table_20_Contents"><text:span text:style-name="Source_20_Text">    $</text:span><text:a xlink:type="simple" xlink:href="http://virtual.uagrm.edu.bo/pregrado/mod/resource/view.php?id=4872" text:style-name="Internet_20_link" text:visited-style-name="Visited_20_Internet_20_Link"><text:span text:style-name="Source_20_Text">html</text:span></text:a><text:span text:style-name="Source_20_Text">.= '&lt;/table&gt;&lt;br&gt;';</text:span></text:p>
                <text:p text:style-name="Table_20_Contents"><text:span text:style-name="Source_20_Text">    echo</text:span> <text:span text:style-name="Source_20_Text">$</text:span><text:a xlink:type="simple" xlink:href="http://virtual.uagrm.edu.bo/pregrado/mod/resource/view.php?id=4872" text:style-name="Internet_20_link" text:visited-style-name="Visited_20_Internet_20_Link"><text:span text:style-name="Source_20_Text">html</text:span></text:a><text:span text:style-name="Source_20_Text">;</text:span></text:p>
                <text:p text:style-name="Table_20_Contents"><text:span text:style-name="Source_20_Text">    unset($_POST['enviar']);</text:span></text:p>
                <text:p text:style-name="Table_20_Contents"><text:span text:style-name="Source_20_Text">    unset($_POST['tabla']);</text:span></text:p>
                <text:p text:style-name="Table_20_Contents"><text:span text:style-name="Source_20_Text">  } else</text:span> <text:span text:style-name="Source_20_Text">{</text:span></text:p>
                <text:p text:style-name="Table_20_Contents"><text:span text:style-name="Source_20_Text">    ?&gt;</text:span></text:p>
                <text:p text:style-name="Table_20_Contents"><text:span text:style-name="Source_20_Text">     &lt;fieldset&gt;</text:span></text:p>
                <text:p text:style-name="Table_20_Contents"><text:span text:style-name="Source_20_Text">       &lt;legend&gt;Tabla del&lt;/legend&gt;</text:span></text:p>
                <text:p text:style-name="Table_20_Contents"><text:span text:style-name="Source_20_Text">       &lt;form id='forma'</text:span> <text:span text:style-name="Source_20_Text">method='post'</text:span> <text:span text:style-name="Source_20_Text">action='0502Operadores02.php'&gt;</text:span></text:p>
                <text:p text:style-name="Table_20_Contents"><text:span text:style-name="Source_20_Text">         &lt;p&gt;&lt;input id='tabla'</text:span> <text:span text:style-name="Source_20_Text">name='tabla'</text:span> <text:span text:style-name="Source_20_Text">max='10'</text:span> <text:span text:style-name="Source_20_Text">min='1'</text:span> <text:span text:style-name="Source_20_Text">type='number'</text:span> <text:span text:style-name="Source_20_Text">value='1'</text:span> <text:span text:style-name="Source_20_Text">/&gt;&lt;/p&gt;</text:span></text:p>
                <text:p text:style-name="Table_20_Contents"><text:span text:style-name="Source_20_Text">         &lt;p&gt;&lt;input id='enviar'</text:span> <text:span text:style-name="Source_20_Text">name='enviar'</text:span> <text:span text:style-name="Source_20_Text">type='submit'</text:span> <text:span text:style-name="Source_20_Text">value='Enviar'</text:span> <text:span text:style-name="Source_20_Text">/&gt;&lt;/p&gt;</text:span></text:p>
                <text:p text:style-name="Table_20_Contents"><text:span text:style-name="Source_20_Text">       &lt;/form&gt;</text:span></text:p>
                <text:p text:style-name="Table_20_Contents"><text:span text:style-name="Source_20_Text">     &lt;/fieldset&gt;  </text:span></text:p>
                <text:p text:style-name="Table_20_Contents"><text:span text:style-name="Source_20_Text">    &lt;? }</text:span></text:p>
                <text:p text:style-name="Table_20_Contents"><text:span text:style-name="Source_20_Text">  echo</text:span> <text:span text:style-name="Source_20_Text">"&lt;p class='centrado'&gt;&lt;a href='0502Operadores02.php'&gt;";</text:span></text:p>
                <text:p text:style-name="Table_20_Contents"><text:span text:style-name="Source_20_Text">  echo</text:span> <text:span text:style-name="Source_20_Text">"&lt;img src='../../images/icon-home.gif' /&gt;&lt;br /&gt;Regresar&lt;/a&gt;&lt;/p&gt;"; </text:span></text:p>
                <text:p text:style-name="Table_20_Contents"><text:span text:style-name="Source_20_Text">?&gt;</text:span></text:p>
                <text:p text:style-name="Table_20_Contents"><text:span text:style-name="Source_20_Text">&lt;/body&gt;</text:span></text:p>
              </table:table-cell>
            </table:table-row>
          </table:table>
        </text:section>
      </text:section>
      <text:h text:style-name="Heading_20_4" text:outline-level="4">Operadores de incremento - decremento</text:h>
      <text:p text:style-name="Text_20_body">PHP ofrece soporte de operadores de pre- y post- (incremento o decremento), estilo del lenguaje C y Java. Los símbolos ++ y -- aplicados a una variable, permiten incrementar o decrementar su valor. Su efecto es distinto según se empleen precediendo o siguiendo el nombre de la variable.</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Operador</text:p>
            </table:table-cell>
            <table:table-cell table:style-name="Table21.A1" office:value-type="string">
              <text:p text:style-name="Table_20_Heading">Ejemplo</text:p>
            </table:table-cell>
            <table:table-cell table:style-name="Table21.A1" office:value-type="string">
              <text:p text:style-name="Table_20_Heading">Efecto</text:p>
            </table:table-cell>
          </table:table-row>
        </table:table-header-rows>
        <table:table-row>
          <table:table-cell table:style-name="Table21.A1" office:value-type="string">
            <text:p text:style-name="Table_20_Contents">Pre-incremento</text:p>
          </table:table-cell>
          <table:table-cell table:style-name="Table21.A1" office:value-type="string">
            <text:p text:style-name="Table_20_Contents">++$a</text:p>
          </table:table-cell>
          <table:table-cell table:style-name="Table21.A1" office:value-type="string">
            <text:p text:style-name="Table_20_Contents">Incrementa $a en uno y después devuelve a.</text:p>
          </table:table-cell>
        </table:table-row>
        <table:table-row>
          <table:table-cell table:style-name="Table21.A1" office:value-type="string">
            <text:p text:style-name="Table_20_Contents">Post-incremento</text:p>
          </table:table-cell>
          <table:table-cell table:style-name="Table21.A1" office:value-type="string">
            <text:p text:style-name="Table_20_Contents">$a++</text:p>
          </table:table-cell>
          <table:table-cell table:style-name="Table21.A1" office:value-type="string">
            <text:p text:style-name="Table_20_Contents">Devuelve $a y después incrementa $a en uno.</text:p>
          </table:table-cell>
        </table:table-row>
        <table:table-row>
          <table:table-cell table:style-name="Table21.A1" office:value-type="string">
            <text:p text:style-name="Table_20_Contents">Pre-decremento</text:p>
          </table:table-cell>
          <table:table-cell table:style-name="Table21.A1" office:value-type="string">
            <text:p text:style-name="Table_20_Contents">--$a</text:p>
          </table:table-cell>
          <table:table-cell table:style-name="Table21.A1" office:value-type="string">
            <text:p text:style-name="Table_20_Contents">Decrece el valor de $a en uno y después devuelve $a.</text:p>
          </table:table-cell>
        </table:table-row>
        <text:soft-page-break/>
        <table:table-row>
          <table:table-cell table:style-name="Table21.A1" office:value-type="string">
            <text:p text:style-name="Table_20_Contents">Post-decremento</text:p>
          </table:table-cell>
          <table:table-cell table:style-name="Table21.A1" office:value-type="string">
            <text:p text:style-name="Table_20_Contents">$a--</text:p>
          </table:table-cell>
          <table:table-cell table:style-name="Table21.A1" office:value-type="string">
            <text:p text:style-name="Table_20_Contents">Devuelve $a y después decrece su valor en uno.</text:p>
          </table:table-cell>
        </table:table-row>
      </table:table>
      <text:p text:style-name="Text_20_body"><text:span text:style-name="T1">Ejemplo</text:span>: Operadores de Post y Pre incremento -- decremento</text:p>
      <text:list xml:id="list8329739196540015195" text:style-name="L9">
        <text:list-item>
          <text:p text:style-name="P20">Los operadores de incremento/decremento no afectan a los valores booleanos. </text:p>
        </text:list-item>
        <text:list-item>
          <text:p text:style-name="P20">Decrementar valores <text:span text:style-name="T1">NULL</text:span> tampoco tiene efecto, aunque al incrementarlos su resultado es 1. </text:p>
        </text:list-item>
        <text:list-item>
          <text:p text:style-name="P9">Pruebe introducir una letra que sucede </text:p>
        </text:list-item>
      </text:list>
      <text:h text:style-name="Heading_20_4" text:outline-level="4">Operadores de Comparación.</text:h>
      <text:p text:style-name="Text_20_body">Los operadores de comparación, como su nombre indica, permiten comparar dos valores.</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Operador</text:p>
            </table:table-cell>
            <table:table-cell table:style-name="Table22.A1" office:value-type="string">
              <text:p text:style-name="Table_20_Heading">Ejemplo</text:p>
            </table:table-cell>
            <table:table-cell table:style-name="Table22.A1" office:value-type="string">
              <text:p text:style-name="Table_20_Heading">Cierto si:</text:p>
            </table:table-cell>
          </table:table-row>
        </table:table-header-rows>
        <table:table-row>
          <table:table-cell table:style-name="Table22.A1" office:value-type="string">
            <text:p text:style-name="Table_20_Contents">Igualdad</text:p>
          </table:table-cell>
          <table:table-cell table:style-name="Table22.A1" office:value-type="string">
            <text:p text:style-name="Table_20_Contents">$a <text:span text:style-name="T1">==</text:span> $b</text:p>
          </table:table-cell>
          <table:table-cell table:style-name="Table22.A1" office:value-type="string">
            <text:p text:style-name="Table_20_Contents">$a es igual a $b.</text:p>
          </table:table-cell>
        </table:table-row>
        <table:table-row>
          <table:table-cell table:style-name="Table22.A1" office:value-type="string">
            <text:p text:style-name="Table_20_Contents">Identidad</text:p>
          </table:table-cell>
          <table:table-cell table:style-name="Table22.A1" office:value-type="string">
            <text:p text:style-name="Table_20_Contents">$a <text:span text:style-name="T1">===</text:span> $b</text:p>
          </table:table-cell>
          <table:table-cell table:style-name="Table22.A1" office:value-type="string">
            <text:p text:style-name="Table_20_Contents">$a es igual a $b y además son del mismo tipo</text:p>
          </table:table-cell>
        </table:table-row>
        <table:table-row>
          <table:table-cell table:style-name="Table22.A1" table:number-rows-spanned="2" office:value-type="string">
            <text:p text:style-name="Table_20_Contents">Desigualdad</text:p>
          </table:table-cell>
          <table:table-cell table:style-name="Table22.A1" office:value-type="string">
            <text:p text:style-name="Table_20_Contents">$a <text:span text:style-name="T1">!=</text:span> $b</text:p>
          </table:table-cell>
          <table:table-cell table:style-name="Table22.A1" office:value-type="string">
            <text:p text:style-name="Table_20_Contents">$a no es igual a $b.</text:p>
          </table:table-cell>
        </table:table-row>
        <table:table-row>
          <table:covered-table-cell/>
          <table:table-cell table:style-name="Table22.A1" office:value-type="string">
            <text:p text:style-name="Table_20_Contents">$a <text:span text:style-name="T1">!==</text:span> $b</text:p>
          </table:table-cell>
          <table:table-cell table:style-name="Table22.A1" office:value-type="string">
            <text:p text:style-name="Table_20_Contents">Los operandos no son iguales o del mismo tipo</text:p>
          </table:table-cell>
        </table:table-row>
        <table:table-row>
          <table:table-cell table:style-name="Table22.A1" office:value-type="string">
            <text:p text:style-name="Table_20_Contents">Menor que</text:p>
          </table:table-cell>
          <table:table-cell table:style-name="Table22.A1" office:value-type="string">
            <text:p text:style-name="Table_20_Contents">$a <text:span text:style-name="T1">&lt;</text:span> $b</text:p>
          </table:table-cell>
          <table:table-cell table:style-name="Table22.A1" office:value-type="string">
            <text:p text:style-name="Table_20_Contents">$a es estrictamente menor que $b.</text:p>
          </table:table-cell>
        </table:table-row>
        <table:table-row>
          <table:table-cell table:style-name="Table22.A1" office:value-type="string">
            <text:p text:style-name="Table_20_Contents">Menor o igual que</text:p>
          </table:table-cell>
          <table:table-cell table:style-name="Table22.A1" office:value-type="string">
            <text:p text:style-name="Table_20_Contents">$a <text:span text:style-name="T1">&lt;=</text:span> $b</text:p>
          </table:table-cell>
          <table:table-cell table:style-name="Table22.A1" office:value-type="string">
            <text:p text:style-name="Table_20_Contents">$a es menor o igual que $b.</text:p>
          </table:table-cell>
        </table:table-row>
        <table:table-row>
          <table:table-cell table:style-name="Table22.A1" office:value-type="string">
            <text:p text:style-name="Table_20_Contents">Mayor que</text:p>
          </table:table-cell>
          <table:table-cell table:style-name="Table22.A1" office:value-type="string">
            <text:p text:style-name="Table_20_Contents">$a <text:span text:style-name="T1">&gt;</text:span> $b</text:p>
          </table:table-cell>
          <table:table-cell table:style-name="Table22.A1" office:value-type="string">
            <text:p text:style-name="Table_20_Contents">$a es estrictamente mayor que $b.</text:p>
          </table:table-cell>
        </table:table-row>
        <table:table-row>
          <table:table-cell table:style-name="Table22.A1" office:value-type="string">
            <text:p text:style-name="Table_20_Contents">Mayor o igual que</text:p>
          </table:table-cell>
          <table:table-cell table:style-name="Table22.A1" office:value-type="string">
            <text:p text:style-name="Table_20_Contents">$a <text:span text:style-name="T1">&gt;=</text:span> $b</text:p>
          </table:table-cell>
          <table:table-cell table:style-name="Table22.A1" office:value-type="string">
            <text:p text:style-name="Table_20_Contents">$a es mayor o igual que $b.</text:p>
          </table:table-cell>
        </table:table-row>
      </table:table>
      <text:p text:style-name="Text_20_body">Otro operador condicional es el operador '<text:span text:style-name="T1">?:</text:span>' (o ternario), que funciona como en C, Java y otros muchos lenguajes:</text:p>
      <text:p text:style-name="Text_20_body">(<text:span text:style-name="T1">expr1) ? (expr2) : (expr3);</text:span></text:p>
      <text:p text:style-name="Text_20_body">La expresión toma el valor <text:span text:style-name="T1">expr2</text:span> si <text:span text:style-name="T1">expr1</text:span> se evalúa a cierto, y expr<text:span text:style-name="T1">3</text:span> si <text:span text:style-name="T1">expr1</text:span> se evalúa a falso.</text:p>
      <text:h text:style-name="Heading_20_4" text:outline-level="4">Operadores Lógicos</text:h>
      <text:p text:style-name="Text_20_body">Los operadores lógicos o booleanos se utilizan conjuntamente con expresiones que devuelven valores lógicos. Con ellos es posible combinar condiciones y evaluarlas en una sola expresión. La sintaxis de estos operadores es la siguiente:</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Operador</text:p>
            </table:table-cell>
            <table:table-cell table:style-name="Table23.A1" office:value-type="string">
              <text:p text:style-name="Table_20_Heading">Ejemplo</text:p>
            </table:table-cell>
            <table:table-cell table:style-name="Table23.A1" office:value-type="string">
              <text:p text:style-name="Table_20_Heading">Cierto si:</text:p>
            </table:table-cell>
          </table:table-row>
        </table:table-header-rows>
        <table:table-row>
          <table:table-cell table:style-name="Table23.A1" office:value-type="string">
            <text:p text:style-name="Table_20_Contents">&amp;&amp;</text:p>
          </table:table-cell>
          <table:table-cell table:style-name="Table23.A1" office:value-type="string">
            <text:p text:style-name="Table_20_Contents">$a &amp;&amp; $b</text:p>
          </table:table-cell>
          <table:table-cell table:style-name="Table23.A1" table:number-rows-spanned="2" office:value-type="string">
            <text:p text:style-name="Table_20_Contents">Ambos son ciertos</text:p>
          </table:table-cell>
        </table:table-row>
        <table:table-row>
          <table:table-cell table:style-name="Table23.A1" office:value-type="string">
            <text:p text:style-name="Table_20_Contents">and</text:p>
          </table:table-cell>
          <table:table-cell table:style-name="Table23.A1" office:value-type="string">
            <text:p text:style-name="Table_20_Contents">$a and $b</text:p>
          </table:table-cell>
          <table:covered-table-cell/>
        </table:table-row>
        <table:table-row>
          <table:table-cell table:style-name="Table23.A1" office:value-type="string">
            <text:p text:style-name="Table_20_Contents">||</text:p>
          </table:table-cell>
          <table:table-cell table:style-name="Table23.A1" office:value-type="string">
            <text:p text:style-name="Table_20_Contents">$a || $b</text:p>
          </table:table-cell>
          <table:table-cell table:style-name="Table23.A1" table:number-rows-spanned="2" office:value-type="string">
            <text:p text:style-name="Table_20_Contents">Si uno o ambos es cierto</text:p>
          </table:table-cell>
        </table:table-row>
        <table:table-row>
          <table:table-cell table:style-name="Table23.A1" office:value-type="string">
            <text:p text:style-name="Table_20_Contents">or</text:p>
          </table:table-cell>
          <table:table-cell table:style-name="Table23.A1" office:value-type="string">
            <text:p text:style-name="Table_20_Contents">$a or $b</text:p>
          </table:table-cell>
          <table:covered-table-cell/>
        </table:table-row>
        <table:table-row>
          <table:table-cell table:style-name="Table23.A1" office:value-type="string">
            <text:p text:style-name="Table_20_Contents">xor</text:p>
          </table:table-cell>
          <table:table-cell table:style-name="Table23.A1" office:value-type="string">
            <text:p text:style-name="Table_20_Contents">$a xor $b</text:p>
          </table:table-cell>
          <table:table-cell table:style-name="Table23.A1" office:value-type="string">
            <text:p text:style-name="Table_20_Contents">Solo si uno de los dos es cierto.</text:p>
          </table:table-cell>
        </table:table-row>
        <table:table-row>
          <table:table-cell table:style-name="Table23.A1" office:value-type="string">
            <text:p text:style-name="Table_20_Contents">!</text:p>
          </table:table-cell>
          <table:table-cell table:style-name="Table23.A1" office:value-type="string">
            <text:p text:style-name="Table_20_Contents">!$a</text:p>
          </table:table-cell>
          <table:table-cell table:style-name="Table23.A1" office:value-type="string">
            <text:p text:style-name="Table_20_Contents">Si $a es Falsa</text:p>
          </table:table-cell>
        </table:table-row>
      </table:table>
      <text:p text:style-name="Text_20_body"><text:span text:style-name="T1">Ejemplo</text:span>: Clasificación de huracanes según la escala Saffir-Simpson</text:p>
      <text:p text:style-name="P11"/>
      <text:section text:style-name="Sect1" text:name="php03">
        <text:p text:style-name="P11"/>
        <text:section text:style-name="Sect1" text:name="highlighter_521848">
          <table:table table:name="Table24" table:style-name="Table24">
            <table:table-column table:style-name="Table24.A"/>
            <table:table-column table:style-name="Table24.B"/>
            <text:soft-page-break/>
            <table:table-row>
              <table:table-cell table:style-name="Table2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able:table-cell>
              <table:table-cell table:style-name="Table24.A1" office:value-type="string">
                <text:p text:style-name="Table_20_Contents"><text:span text:style-name="Source_20_Text">&lt;?php</text:span></text:p>
                <text:p text:style-name="Table_20_Contents"><text:span text:style-name="Source_20_Text">  if( isset($enviar) &amp;&amp; $_SERVER['REQUEST_METHOD'] == 'POST'</text:span> <text:span text:style-name="Source_20_Text">&amp;&amp; $velocidad</text:span> <text:span text:style-name="Source_20_Text">&gt;= 119) {</text:span></text:p>
                <text:p text:style-name="Table_20_Contents"><text:span text:style-name="Source_20_Text">    echo</text:span> <text:span text:style-name="Source_20_Text">mensaje();</text:span></text:p>
                <text:p text:style-name="Table_20_Contents"><text:span text:style-name="Source_20_Text">    if(($velocidad</text:span> <text:span text:style-name="Source_20_Text">&gt;= 119) &amp;&amp; ($velocidad</text:span> <text:span text:style-name="Source_20_Text">&lt;= 153)){</text:span></text:p>
                <text:p text:style-name="Table_20_Contents"><text:span text:style-name="Source_20_Text">        $categoria</text:span> <text:span text:style-name="Source_20_Text">= 1;</text:span></text:p>
                <text:p text:style-name="Table_20_Contents"><text:span text:style-name="Source_20_Text">    } elseif(($velocidad</text:span> <text:span text:style-name="Source_20_Text">&gt;= 154) &amp;&amp; ($velocidad</text:span> <text:span text:style-name="Source_20_Text">&lt;= 177)){</text:span></text:p>
                <text:p text:style-name="Table_20_Contents"><text:span text:style-name="Source_20_Text">        $categoria</text:span> <text:span text:style-name="Source_20_Text">= 2;</text:span></text:p>
                <text:p text:style-name="Table_20_Contents"><text:span text:style-name="Source_20_Text">    } elseif(($velocidad</text:span> <text:span text:style-name="Source_20_Text">&gt;= 178) &amp;&amp; ($velocidad</text:span> <text:span text:style-name="Source_20_Text">&lt;= 209)){</text:span></text:p>
                <text:p text:style-name="Table_20_Contents"><text:span text:style-name="Source_20_Text">        $categoria</text:span> <text:span text:style-name="Source_20_Text">= 3;</text:span></text:p>
                <text:p text:style-name="Table_20_Contents"><text:span text:style-name="Source_20_Text">    } elseif(($velocidad</text:span> <text:span text:style-name="Source_20_Text">&gt;= 210) &amp;&amp; ($velocidad</text:span> <text:span text:style-name="Source_20_Text">&lt;= 249)){</text:span></text:p>
                <text:p text:style-name="Table_20_Contents"><text:span text:style-name="Source_20_Text">        $categoria</text:span> <text:span text:style-name="Source_20_Text">= 4;</text:span></text:p>
                <text:p text:style-name="Table_20_Contents"><text:span text:style-name="Source_20_Text">    }elseif( $velocidad</text:span> <text:span text:style-name="Source_20_Text">&gt;= 250){</text:span></text:p>
                <text:p text:style-name="Table_20_Contents"><text:span text:style-name="Source_20_Text">        $categoria</text:span> <text:span text:style-name="Source_20_Text">= 5;</text:span></text:p>
                <text:p text:style-name="Table_20_Contents"><text:span text:style-name="Source_20_Text">    }</text:span></text:p>
                <text:p text:style-name="Table_20_Contents"><text:span text:style-name="Source_20_Text">    $imagen</text:span>  <text:span text:style-name="Source_20_Text">= "&lt;img src='huracan/damage".$categoria.".jpg' /&gt;"; </text:span></text:p>
                <text:p text:style-name="Table_20_Contents"><text:span text:style-name="Source_20_Text">    $fila</text:span>    <text:span text:style-name="Source_20_Text">= "&lt;tr&gt;&lt;td&gt; $velocidad &lt;/td&gt;";  //construyendo la última fila</text:span></text:p>
                <text:p text:style-name="Table_20_Contents"><text:span text:style-name="Source_20_Text">    $fila</text:span>   <text:span text:style-name="Source_20_Text">.= '&lt;td&gt;'.$categoria.'&lt;/td&gt;'; </text:span></text:p>
                <text:p text:style-name="Table_20_Contents"><text:span text:style-name="Source_20_Text">    $efecto</text:span>  <text:span text:style-name="Source_20_Text">=  damages($categoria);</text:span></text:p>
                <text:p text:style-name="Table_20_Contents"><text:span text:style-name="Source_20_Text">    $fila</text:span>   <text:span text:style-name="Source_20_Text">.= "&lt;td&gt;$efecto&lt;/td&gt;";</text:span></text:p>
                <text:p text:style-name="Table_20_Contents"><text:span text:style-name="Source_20_Text">    $fila</text:span>   <text:span text:style-name="Source_20_Text">.= "&lt;td&gt;".$imagen."&lt;/td&gt;&lt;/tr&gt;&lt;/table&gt;";</text:span></text:p>
                <text:p text:style-name="Table_20_Contents"><text:span text:style-name="Source_20_Text">    echo</text:span> <text:span text:style-name="Source_20_Text">$fila;</text:span></text:p>
                <text:p text:style-name="Table_20_Contents"><text:span text:style-name="Source_20_Text">  } else</text:span> <text:span text:style-name="Source_20_Text">{</text:span></text:p>
                <text:p text:style-name="Table_20_Contents"><text:span text:style-name="Source_20_Text">      -- Formulario</text:span></text:p>
                <text:p text:style-name="Table_20_Contents"><text:span text:style-name="Source_20_Text">  }</text:span></text:p>
                <text:p text:style-name="Table_20_Contents"><text:span text:style-name="Source_20_Text">?&gt;</text:span></text:p>
              </table:table-cell>
            </table:table-row>
          </table:table>
        </text:section>
      </text:section>
      <text:h text:style-name="Heading_20_4" text:outline-level="4">Operador de ejecución</text:h>
      <text:p text:style-name="Text_20_body">PHP soporta un operador de ejecución: el apóstrofe invertido (``). PHP intentará ejecutar la instrucción contenida dentro de los apóstrofes invertidos como si fuera un comando del shell; y su salida devuelta como el valor de esta expresión (i.e., no tiene por qué ser simplemente volcada como salida; puede asignarse a una variable).</text:p>
      <text:p text:style-name="Text_20_body"><text:span text:style-name="T1">Ejemplo</text:span>: Operador de ejecución</text:p>
      <text:list xml:id="list6662467219313216787" text:style-name="L10">
        <text:list-item>
          <text:p text:style-name="P21">La línea 2 carga la configuración del servidor web </text:p>
        </text:list-item>
        <text:list-item>
          <text:p text:style-name="P10">La línea 4 asigna a la variable entorno el <text:a xlink:type="simple" xlink:href="http://virtual.uagrm.edu.bo/pregrado/mod/page/view.php?id=4865" text:style-name="Internet_20_link" text:visited-style-name="Visited_20_Internet_20_Link">contenido</text:a> del subdirectorio </text:p>
        </text:list-item>
      </text:list>
      <text:p text:style-name="Text_20_body">Es equivalente a la función <text:span text:style-name="T1">shell_exec </text:span>y por defecto está inhabilitado su uso si php esta configurado para ejecutarse en safe_mode.</text:p>
      <text:section text:style-name="Sect1" text:name="highlighter_933276">
        <table:table table:name="Table25" table:style-name="Table25">
          <table:table-column table:style-name="Table25.A"/>
          <table:table-column table:style-name="Table25.B"/>
          <text:soft-page-break/>
          <table:table-row>
            <table:table-cell table:style-name="Table2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e25.A1" office:value-type="string">
              <text:p text:style-name="Table_20_Contents"><text:span text:style-name="Source_20_Text">&lt;?php</text:span></text:p>
              <text:p text:style-name="Table_20_Contents"><text:span text:style-name="Source_20_Text">  $entorno</text:span> <text:span text:style-name="Source_20_Text">= 'set';</text:span></text:p>
              <text:p text:style-name="Table_20_Contents"><text:span text:style-name="Source_20_Text">  echo</text:span> <text:span text:style-name="Source_20_Text">"$entorno";</text:span></text:p>
              <text:p text:style-name="Table_20_Contents"><text:span text:style-name="Source_20_Text">  $entorno</text:span> <text:span text:style-name="Source_20_Text">= `ls -l`;</text:span></text:p>
              <text:p text:style-name="Table_20_Contents"><text:span text:style-name="Source_20_Text">  echo</text:span> <text:span text:style-name="Source_20_Text">"$entorno";</text:span></text:p>
              <text:p text:style-name="Table_20_Contents"><text:span text:style-name="Source_20_Text">?&gt;</text:span></text:p>
            </table:table-cell>
          </table:table-row>
        </table:table>
      </text:section>
      <text:h text:style-name="Heading_20_4" text:outline-level="4">Precedencia de operadores</text:h>
      <text:p text:style-name="Text_20_body">Cuando una expresión está formada por más de un operador del mismo tipo, PHP la evalúa de izquierda a derecha, pero cuando creamos expresiones que utilizan más de un operador diferente, no siempre evalúa estas expresiones de la misma forma.</text:p>
      <text:p text:style-name="Text_20_body">La precedencia de operadores específica cómo se agrupan las expresiones para ser evaluadas. La precedencia relativa de los operadores se puede modificar mediante paréntesis en las expresiones que se desea evaluar a criterio del programador.</text:p>
      <text:p text:style-name="Text_20_body">A continuación se presenta en la tabla la precedencia de los operadores de menor a mayor.</text:p>
      <table:table table:name="Table26" table:style-name="Table26">
        <table:table-column table:style-name="Table26.A"/>
        <table:table-column table:style-name="Table26.B"/>
        <table:table-header-rows>
          <table:table-row>
            <table:table-cell table:style-name="Table26.A1" office:value-type="string">
              <text:p text:style-name="Table_20_Heading">Asociatividad</text:p>
            </table:table-cell>
            <table:table-cell table:style-name="Table26.A1" office:value-type="string">
              <text:p text:style-name="Table_20_Heading">Operadores</text:p>
            </table:table-cell>
          </table:table-row>
        </table:table-header-rows>
        <table:table-row>
          <table:table-cell table:style-name="Table26.A1" office:value-type="string">
            <text:p text:style-name="Table_20_Contents">izquierda</text:p>
          </table:table-cell>
          <table:table-cell table:style-name="Table26.A1" office:value-type="string">
            <text:p text:style-name="Table_20_Contents">,</text:p>
          </table:table-cell>
        </table:table-row>
        <table:table-row>
          <table:table-cell table:style-name="Table26.A1" office:value-type="string">
            <text:p text:style-name="Table_20_Contents">izquierda</text:p>
          </table:table-cell>
          <table:table-cell table:style-name="Table26.A1" office:value-type="string">
            <text:p text:style-name="Table_20_Contents">or</text:p>
          </table:table-cell>
        </table:table-row>
        <table:table-row>
          <table:table-cell table:style-name="Table26.A1" office:value-type="string">
            <text:p text:style-name="Table_20_Contents">izquierda</text:p>
          </table:table-cell>
          <table:table-cell table:style-name="Table26.A1" office:value-type="string">
            <text:p text:style-name="Table_20_Contents">xor</text:p>
          </table:table-cell>
        </table:table-row>
        <table:table-row>
          <table:table-cell table:style-name="Table26.A1" office:value-type="string">
            <text:p text:style-name="Table_20_Contents">izquierda</text:p>
          </table:table-cell>
          <table:table-cell table:style-name="Table26.A1" office:value-type="string">
            <text:p text:style-name="Table_20_Contents">and</text:p>
          </table:table-cell>
        </table:table-row>
        <table:table-row>
          <table:table-cell table:style-name="Table26.A1" office:value-type="string">
            <text:p text:style-name="Table_20_Contents">derecha</text:p>
          </table:table-cell>
          <table:table-cell table:style-name="Table26.A1" office:value-type="string">
            <text:p text:style-name="Table_20_Contents">print</text:p>
          </table:table-cell>
        </table:table-row>
        <table:table-row>
          <table:table-cell table:style-name="Table26.A1" office:value-type="string">
            <text:p text:style-name="Table_20_Contents">izquierda</text:p>
          </table:table-cell>
          <table:table-cell table:style-name="Table26.A1" office:value-type="string">
            <text:p text:style-name="Table_20_Contents">= += -= *= /= .= %= &amp;= |= ^= ~= &lt;&lt;= &gt;&gt;=</text:p>
          </table:table-cell>
        </table:table-row>
        <table:table-row>
          <table:table-cell table:style-name="Table26.A1" office:value-type="string">
            <text:p text:style-name="Table_20_Contents">izquierda</text:p>
          </table:table-cell>
          <table:table-cell table:style-name="Table26.A1" office:value-type="string">
            <text:p text:style-name="Table_20_Contents">? :</text:p>
          </table:table-cell>
        </table:table-row>
        <table:table-row>
          <table:table-cell table:style-name="Table26.A1" office:value-type="string">
            <text:p text:style-name="Table_20_Contents">izquierda</text:p>
          </table:table-cell>
          <table:table-cell table:style-name="Table26.A1" office:value-type="string">
            <text:p text:style-name="Table_20_Contents">||</text:p>
          </table:table-cell>
        </table:table-row>
        <table:table-row>
          <table:table-cell table:style-name="Table26.A1" office:value-type="string">
            <text:p text:style-name="Table_20_Contents">izquierda</text:p>
          </table:table-cell>
          <table:table-cell table:style-name="Table26.A1" office:value-type="string">
            <text:p text:style-name="Table_20_Contents">&amp;&amp;</text:p>
          </table:table-cell>
        </table:table-row>
        <table:table-row>
          <table:table-cell table:style-name="Table26.A1" office:value-type="string">
            <text:p text:style-name="Table_20_Contents">izquierda</text:p>
          </table:table-cell>
          <table:table-cell table:style-name="Table26.A1" office:value-type="string">
            <text:p text:style-name="Table_20_Contents">|</text:p>
          </table:table-cell>
        </table:table-row>
        <table:table-row>
          <table:table-cell table:style-name="Table26.A1" office:value-type="string">
            <text:p text:style-name="Table_20_Contents">izquierda</text:p>
          </table:table-cell>
          <table:table-cell table:style-name="Table26.A1" office:value-type="string">
            <text:p text:style-name="Table_20_Contents">^</text:p>
          </table:table-cell>
        </table:table-row>
        <table:table-row>
          <table:table-cell table:style-name="Table26.A1" office:value-type="string">
            <text:p text:style-name="Table_20_Contents">izquierda</text:p>
          </table:table-cell>
          <table:table-cell table:style-name="Table26.A1" office:value-type="string">
            <text:p text:style-name="Table_20_Contents">&amp;</text:p>
          </table:table-cell>
        </table:table-row>
        <table:table-row>
          <table:table-cell table:style-name="Table26.A1" office:value-type="string">
            <text:p text:style-name="Table_20_Contents">no asociativo</text:p>
          </table:table-cell>
          <table:table-cell table:style-name="Table26.A1" office:value-type="string">
            <text:p text:style-name="Table_20_Contents">== != ===</text:p>
          </table:table-cell>
        </table:table-row>
        <table:table-row>
          <table:table-cell table:style-name="Table26.A1" office:value-type="string">
            <text:p text:style-name="Table_20_Contents">no asociativo</text:p>
          </table:table-cell>
          <table:table-cell table:style-name="Table26.A1" office:value-type="string">
            <text:p text:style-name="Table_20_Contents">&lt; &lt;= &gt; &gt;=</text:p>
          </table:table-cell>
        </table:table-row>
        <table:table-row>
          <table:table-cell table:style-name="Table26.A1" office:value-type="string">
            <text:p text:style-name="Table_20_Contents">izquierda</text:p>
          </table:table-cell>
          <table:table-cell table:style-name="Table26.A1" office:value-type="string">
            <text:p text:style-name="Table_20_Contents">&lt;&lt; &gt;&gt;</text:p>
          </table:table-cell>
        </table:table-row>
        <table:table-row>
          <table:table-cell table:style-name="Table26.A1" office:value-type="string">
            <text:p text:style-name="Table_20_Contents">izquierda</text:p>
          </table:table-cell>
          <table:table-cell table:style-name="Table26.A1" office:value-type="string">
            <text:p text:style-name="Table_20_Contents">+ - .</text:p>
          </table:table-cell>
        </table:table-row>
        <table:table-row>
          <table:table-cell table:style-name="Table26.A1" office:value-type="string">
            <text:p text:style-name="Table_20_Contents">izquierda</text:p>
          </table:table-cell>
          <table:table-cell table:style-name="Table26.A1" office:value-type="string">
            <text:p text:style-name="Table_20_Contents">* / %</text:p>
          </table:table-cell>
        </table:table-row>
        <table:table-row>
          <table:table-cell table:style-name="Table26.A1" office:value-type="string">
            <text:p text:style-name="Table_20_Contents">derecha</text:p>
          </table:table-cell>
          <table:table-cell table:style-name="Table26.A1" office:value-type="string">
            <text:p text:style-name="Table_20_Contents">! ~ ++ -- (int) (double) (string) (array) (object) @</text:p>
          </table:table-cell>
        </table:table-row>
        <table:table-row>
          <table:table-cell table:style-name="Table26.A1" office:value-type="string">
            <text:p text:style-name="Table_20_Contents">derecha</text:p>
          </table:table-cell>
          <table:table-cell table:style-name="Table26.A1" office:value-type="string">
            <text:p text:style-name="Table_20_Contents">[</text:p>
          </table:table-cell>
        </table:table-row>
        <table:table-row>
          <table:table-cell table:style-name="Table26.A1" office:value-type="string">
            <text:p text:style-name="Table_20_Contents">no asociativo</text:p>
          </table:table-cell>
          <table:table-cell table:style-name="Table26.A1" office:value-type="string">
            <text:p text:style-name="Table_20_Contents">new</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9:33:39.482027426</meta:creation-date>
    <dc:date>2016-11-01T19:34:07.047943113</dc:date>
    <meta:editing-duration>PT28S</meta:editing-duration>
    <meta:editing-cycles>1</meta:editing-cycles>
    <meta:generator>LibreOffice/5.1.5.2$Linux_X86_64 LibreOffice_project/10$Build-2</meta:generator>
    <meta:document-statistic meta:table-count="26" meta:image-count="1" meta:object-count="0" meta:page-count="15" meta:paragraph-count="813" meta:word-count="3474" meta:character-count="21886" meta:non-whitespace-character-count="18433"/>
  </office:meta>
</office:document-meta>
</file>